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135bec" officeooo:paragraph-rsid="00135bec"/>
    </style:style>
    <style:style style:name="P2" style:family="paragraph" style:parent-style-name="Standard">
      <style:paragraph-properties fo:text-align="justify" style:justify-single-word="false"/>
      <style:text-properties officeooo:rsid="00135bec" officeooo:paragraph-rsid="0041424b"/>
    </style:style>
    <style:style style:name="P3" style:family="paragraph" style:parent-style-name="Standard">
      <style:paragraph-properties fo:text-align="justify" style:justify-single-word="false"/>
      <style:text-properties fo:font-size="6pt" style:text-underline-style="solid" style:text-underline-width="auto" style:text-underline-color="font-color" fo:font-weight="bold" officeooo:rsid="00135bec" officeooo:paragraph-rsid="0037e8e2" style:font-size-asian="5.25pt" style:font-weight-asian="bold" style:font-size-complex="6pt" style:font-weight-complex="bold"/>
    </style:style>
    <style:style style:name="P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135bec" officeooo:paragraph-rsid="00135bec" style:font-size-asian="5.25pt" style:font-weight-asian="bold" style:font-size-complex="6pt" style:font-weight-complex="bold"/>
    </style:style>
    <style:style style:name="P5" style:family="paragraph" style:parent-style-name="Standard">
      <style:paragraph-properties fo:text-align="justify" style:justify-single-word="false"/>
      <style:text-properties style:use-window-font-color="true" fo:language="zxx" fo:country="none" style:text-underline-style="none" officeooo:rsid="00135bec" officeooo:paragraph-rsid="00135bec" style:language-asian="zxx" style:country-asian="none" style:language-complex="zxx" style:country-complex="none"/>
    </style:style>
    <style:style style:name="P6" style:family="paragraph" style:parent-style-name="Standard">
      <style:paragraph-properties fo:text-align="justify" style:justify-single-word="false"/>
      <style:text-properties style:use-window-font-color="true" fo:language="zxx" fo:country="none" style:text-underline-style="solid" style:text-underline-width="auto" style:text-underline-color="font-color" officeooo:rsid="00154b60" officeooo:paragraph-rsid="00154b60" style:language-asian="zxx" style:country-asian="none" style:language-complex="zxx" style:country-complex="none"/>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7e8e2"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1597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69a21"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154b60" officeooo:paragraph-rsid="00472104"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37e8e2" officeooo:paragraph-rsid="0037e8e2"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paragraph-rsid="00135bec"/>
    </style:style>
    <style:style style:name="P13" style:family="paragraph" style:parent-style-name="Standard">
      <style:paragraph-properties fo:text-align="justify" style:justify-single-word="false"/>
      <style:text-properties officeooo:paragraph-rsid="00304333"/>
    </style:style>
    <style:style style:name="P14" style:family="paragraph" style:parent-style-name="Standard">
      <style:paragraph-properties fo:text-align="justify" style:justify-single-word="false"/>
      <style:text-properties officeooo:paragraph-rsid="0031597a"/>
    </style:style>
    <style:style style:name="P15" style:family="paragraph" style:parent-style-name="Standard">
      <style:paragraph-properties fo:text-align="justify" style:justify-single-word="false"/>
      <style:text-properties officeooo:paragraph-rsid="0032b3e1"/>
    </style:style>
    <style:style style:name="P16" style:family="paragraph" style:parent-style-name="Standard">
      <style:paragraph-properties fo:text-align="justify" style:justify-single-word="false"/>
      <style:text-properties officeooo:paragraph-rsid="00369a21"/>
    </style:style>
    <style:style style:name="P17" style:family="paragraph" style:parent-style-name="Standard">
      <style:paragraph-properties fo:text-align="justify" style:justify-single-word="false"/>
      <style:text-properties officeooo:paragraph-rsid="002f0610"/>
    </style:style>
    <style:style style:name="P18" style:family="paragraph" style:parent-style-name="Standard">
      <style:paragraph-properties fo:text-align="justify" style:justify-single-word="false"/>
      <style:text-properties officeooo:paragraph-rsid="003f3d87"/>
    </style:style>
    <style:style style:name="P19"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54b60" officeooo:paragraph-rsid="00154b60" style:font-size-asian="15pt" style:font-weight-asian="bold" style:font-size-complex="15pt" style:font-weight-complex="bold"/>
    </style:style>
    <style:style style:name="P20"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37e8e2" officeooo:paragraph-rsid="0037e8e2"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officeooo:paragraph-rsid="00154b60"/>
    </style:style>
    <style:style style:name="P22" style:family="paragraph" style:parent-style-name="Standard">
      <style:paragraph-properties fo:text-align="justify" style:justify-single-word="false"/>
      <style:text-properties officeooo:rsid="0041424b" officeooo:paragraph-rsid="0041424b"/>
    </style:style>
    <style:style style:name="P23" style:family="paragraph" style:parent-style-name="Standard">
      <style:paragraph-properties fo:text-align="justify" style:justify-single-word="false"/>
      <style:text-properties officeooo:rsid="0042e3cf" officeooo:paragraph-rsid="0042e3cf"/>
    </style:style>
    <style:style style:name="P24" style:family="paragraph" style:parent-style-name="Standard">
      <style:text-properties officeooo:paragraph-rsid="00447d56"/>
    </style:style>
    <style:style style:name="P25" style:family="paragraph" style:parent-style-name="Standard">
      <style:paragraph-properties fo:text-align="justify" style:justify-single-word="false"/>
      <style:text-properties fo:font-style="italic" fo:font-weight="bold" officeooo:rsid="00447d56" officeooo:paragraph-rsid="00447d56" style:font-style-asian="italic" style:font-weight-asian="bold" style:font-style-complex="italic" style:font-weight-complex="bold"/>
    </style:style>
    <style:style style:name="P26" style:family="paragraph" style:parent-style-name="Standard">
      <style:text-properties officeooo:rsid="00447d56" officeooo:paragraph-rsid="00447d56"/>
    </style:style>
    <style:style style:name="P27" style:family="paragraph" style:parent-style-name="Standard">
      <style:paragraph-properties fo:text-align="justify" style:justify-single-word="false"/>
      <style:text-properties officeooo:rsid="00447d56" officeooo:paragraph-rsid="0041424b"/>
    </style:style>
    <style:style style:name="P28" style:family="paragraph" style:parent-style-name="Standard">
      <style:paragraph-properties fo:text-align="justify" style:justify-single-word="false"/>
      <style:text-properties officeooo:rsid="00447d56" officeooo:paragraph-rsid="00447d56"/>
    </style:style>
    <style:style style:name="P29" style:family="paragraph" style:parent-style-name="Table_20_Contents">
      <style:paragraph-properties fo:text-align="justify" style:justify-single-word="false"/>
    </style:style>
    <style:style style:name="P30" style:family="paragraph" style:parent-style-name="Standard" style:list-style-name="L2">
      <style:paragraph-properties fo:text-align="justify" style:justify-single-word="false"/>
      <style:text-properties officeooo:paragraph-rsid="00154b60"/>
    </style:style>
    <style:style style:name="P31" style:family="paragraph" style:parent-style-name="Standard" style:list-style-name="L3">
      <style:paragraph-properties fo:text-align="start" style:justify-single-word="false"/>
      <style:text-properties officeooo:paragraph-rsid="00255315"/>
    </style:style>
    <style:style style:name="P3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45b157" style:font-size-asian="14pt" style:font-weight-asian="bold" style:font-size-complex="14pt" style:font-weight-complex="bold"/>
    </style:style>
    <style:style style:name="P33" style:family="paragraph" style:parent-style-name="Standard" style:list-style-name="L2">
      <style:paragraph-properties fo:margin-top="0.4cm" fo:margin-bottom="0cm" style:contextual-spacing="false" fo:text-align="justify" style:justify-single-word="false"/>
      <style:text-properties officeooo:paragraph-rsid="00154b60"/>
    </style:style>
    <style:style style:name="P34" style:family="paragraph" style:parent-style-name="Standard" style:list-style-name="L3">
      <style:paragraph-properties fo:margin-top="0.4cm" fo:margin-bottom="0cm" style:contextual-spacing="false" fo:text-align="justify" style:justify-single-word="false"/>
      <style:text-properties officeooo:paragraph-rsid="00255315"/>
    </style:style>
    <style:style style:name="P35" style:family="paragraph" style:parent-style-name="Standard" style:list-style-name="L2">
      <style:paragraph-properties fo:margin-top="0.4cm" fo:margin-bottom="0cm" style:contextual-spacing="false" fo:text-align="justify" style:justify-single-word="false"/>
      <style:text-properties style:text-underline-style="none" officeooo:rsid="00154b60" officeooo:paragraph-rsid="00154b60"/>
    </style:style>
    <style:style style:name="P36"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6883a"/>
    </style:style>
    <style:style style:name="P37"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3a32ba"/>
    </style:style>
    <style:style style:name="P38"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707ff"/>
    </style:style>
    <style:style style:name="P39"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8c9a4"/>
    </style:style>
    <style:style style:name="P40"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255315"/>
    </style:style>
    <style:style style:name="P41"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2578c5"/>
    </style:style>
    <style:style style:name="P42" style:family="paragraph" style:parent-style-name="Standard" style:list-style-name="L3">
      <style:paragraph-properties fo:margin-top="0.4cm" fo:margin-bottom="0cm" style:contextual-spacing="false" fo:text-align="start" style:justify-single-word="false"/>
      <style:text-properties officeooo:paragraph-rsid="00255315"/>
    </style:style>
    <style:style style:name="P43" style:family="paragraph" style:parent-style-name="Standard" style:list-style-name="L3">
      <style:paragraph-properties fo:margin-top="0.3cm" fo:margin-bottom="0cm" style:contextual-spacing="false" fo:text-align="justify" style:justify-single-word="false"/>
      <style:text-properties officeooo:paragraph-rsid="002beed2"/>
    </style:style>
    <style:style style:name="P44" style:family="paragraph" style:parent-style-name="Standard" style:list-style-name="L3">
      <style:paragraph-properties fo:margin-top="0.3cm" fo:margin-bottom="0cm" style:contextual-spacing="false" fo:text-align="justify" style:justify-single-word="false"/>
      <style:text-properties officeooo:paragraph-rsid="002d8430"/>
    </style:style>
    <style:style style:name="P45" style:family="paragraph" style:parent-style-name="Standard" style:list-style-name="L3">
      <style:paragraph-properties fo:margin-top="0.3cm" fo:margin-bottom="0cm" style:contextual-spacing="false" fo:text-align="justify" style:justify-single-word="false"/>
      <style:text-properties officeooo:paragraph-rsid="00255315"/>
    </style:style>
    <style:style style:name="P46" style:family="paragraph" style:parent-style-name="Standard" style:list-style-name="L3">
      <style:paragraph-properties fo:margin-top="0.3cm" fo:margin-bottom="0cm" style:contextual-spacing="false" fo:text-align="justify" style:justify-single-word="false"/>
      <style:text-properties officeooo:paragraph-rsid="002f0610"/>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1">
      <style:paragraph-properties fo:margin-top="0cm" fo:margin-bottom="0cm" style:contextual-spacing="false" fo:text-align="justify" style:justify-single-word="false"/>
    </style:style>
    <style:style style:name="P49" style:family="paragraph" style:parent-style-name="Table_20_Contents" style:list-style-name="L2">
      <style:paragraph-properties fo:text-align="start" style:justify-single-word="false"/>
    </style:style>
    <style:style style:name="P50" style:family="paragraph" style:parent-style-name="Table_20_Contents" style:list-style-name="L2">
      <style:paragraph-properties fo:text-align="justify" style:justify-single-word="false"/>
    </style:style>
    <style:style style:name="P51" style:family="paragraph" style:parent-style-name="Table_20_Contents" style:list-style-name="L2">
      <style:paragraph-properties fo:margin-top="0.199cm" fo:margin-bottom="0cm" style:contextual-spacing="false" fo:text-align="start" style:justify-single-word="false"/>
    </style:style>
    <style:style style:name="P52" style:family="paragraph" style:parent-style-name="Table_20_Contents" style:list-style-name="L2">
      <style:paragraph-properties fo:margin-top="0.199cm" fo:margin-bottom="0cm" style:contextual-spacing="false" fo:text-align="start" style:justify-single-word="false"/>
      <style:text-properties officeooo:paragraph-rsid="00237573"/>
    </style:style>
    <style:style style:name="P53" style:family="paragraph" style:parent-style-name="Table_20_Contents" style:list-style-name="L2">
      <style:paragraph-properties fo:margin-top="0.199cm" fo:margin-bottom="0cm" style:contextual-spacing="false" fo:text-align="start" style:justify-single-word="false"/>
      <style:text-properties officeooo:paragraph-rsid="00238138"/>
    </style:style>
    <style:style style:name="T1" style:family="text">
      <style:text-properties officeooo:rsid="00135bec"/>
    </style:style>
    <style:style style:name="T2" style:family="text">
      <style:text-properties style:text-underline-style="none" officeooo:rsid="00154b60"/>
    </style:style>
    <style:style style:name="T3" style:family="text">
      <style:text-properties style:text-underline-style="none" fo:font-weight="bold" officeooo:rsid="00154b60" style:font-weight-asian="bold" style:font-weight-complex="bold"/>
    </style:style>
    <style:style style:name="T4" style:family="text">
      <style:text-properties style:text-underline-style="none" officeooo:rsid="00158285"/>
    </style:style>
    <style:style style:name="T5" style:family="text">
      <style:text-properties style:use-window-font-color="true" fo:language="zxx" fo:country="none" style:text-underline-style="none" officeooo:rsid="00135bec" style:language-asian="zxx" style:country-asian="none" style:language-complex="zxx" style:country-complex="none"/>
    </style:style>
    <style:style style:name="T6" style:family="text">
      <style:text-properties style:use-window-font-color="true" fo:language="zxx" fo:country="none" style:text-underline-style="none" officeooo:rsid="0016883a" style:language-asian="zxx" style:country-asian="none" style:language-complex="zxx" style:country-complex="none"/>
    </style:style>
    <style:style style:name="T7" style:family="text">
      <style:text-properties style:use-window-font-color="true" style:font-name="Times New Roman" fo:font-size="12pt" fo:language="zxx" fo:country="none" fo:font-style="italic" style:text-underline-style="none" fo:font-weight="normal" officeooo:rsid="002578c5" style:font-name-asian="OpenSymbol" style:font-size-asian="12pt" style:language-asian="zxx" style:country-asian="none" style:font-style-asian="italic" style:font-weight-asian="normal" style:font-name-complex="OpenSymbol" style:font-size-complex="12pt" style:language-complex="zxx" style:country-complex="none" style:font-style-complex="italic" style:font-weight-complex="normal"/>
    </style:style>
    <style:style style:name="T8" style:family="text">
      <style:text-properties style:use-window-font-color="true" style:font-name="Times New Roman" fo:font-size="12pt" fo:language="zxx" fo:country="none" fo:font-style="normal" style:text-underline-style="none" fo:font-weight="normal" officeooo:rsid="0016883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9" style:family="text">
      <style:text-properties style:use-window-font-color="true" style:font-name="Times New Roman" fo:font-size="12pt" fo:language="zxx" fo:country="none" fo:font-style="normal" style:text-underline-style="none" fo:font-weight="normal" officeooo:rsid="001707ff"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0" style:family="text">
      <style:text-properties style:use-window-font-color="true" style:font-name="Times New Roman" fo:font-size="12pt" fo:language="zxx" fo:country="none" fo:font-style="normal" style:text-underline-style="none" fo:font-weight="normal" officeooo:rsid="0018c9a4"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1" style:family="text">
      <style:text-properties style:use-window-font-color="true" style:font-name="Times New Roman" fo:font-size="12pt" fo:language="zxx" fo:country="none" fo:font-style="normal" style:text-underline-style="none" fo:font-weight="normal" officeooo:rsid="00255315"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2" style:family="text">
      <style:text-properties style:use-window-font-color="true" style:font-name="Times New Roman" fo:font-size="12pt" fo:language="zxx" fo:country="none" fo:font-style="normal" style:text-underline-style="none" fo:font-weight="normal" officeooo:rsid="002578c5"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3" style:family="text">
      <style:text-properties style:use-window-font-color="true" style:font-name="Times New Roman" fo:font-size="12pt" fo:language="zxx" fo:country="none" fo:font-style="normal" style:text-underline-style="none" fo:font-weight="normal" officeooo:rsid="0028c6dc"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4" style:family="text">
      <style:text-properties style:use-window-font-color="true" style:font-name="Times New Roman" fo:font-size="12pt" fo:language="zxx" fo:country="none" fo:font-style="normal" style:text-underline-style="none" fo:font-weight="normal" officeooo:rsid="00304333"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5" style:family="text">
      <style:text-properties style:use-window-font-color="true" style:font-name="Times New Roman" fo:font-size="12pt" fo:language="zxx" fo:country="none" fo:font-style="normal" style:text-underline-style="none" fo:font-weight="normal" officeooo:rsid="0031597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6" style:family="text">
      <style:text-properties style:use-window-font-color="true" style:font-name="Times New Roman" fo:font-size="12pt" fo:language="zxx" fo:country="none" fo:font-style="normal" style:text-underline-style="none" fo:font-weight="normal" officeooo:rsid="0032b3e1"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7" style:family="text">
      <style:text-properties style:use-window-font-color="true" style:font-name="Times New Roman" fo:font-size="12pt" fo:language="zxx" fo:country="none" fo:font-style="normal" style:text-underline-style="none" fo:font-weight="normal" officeooo:rsid="00354f1c"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8" style:family="text">
      <style:text-properties style:use-window-font-color="true" style:font-name="Times New Roman" fo:font-size="12pt" fo:language="zxx" fo:country="none" fo:font-style="normal" style:text-underline-style="none" fo:font-weight="normal" officeooo:rsid="00369a21"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9" style:family="text">
      <style:text-properties style:use-window-font-color="true" style:font-name="Times New Roman" fo:font-size="12pt" fo:language="zxx" fo:country="none" fo:font-style="normal" style:text-underline-style="none" fo:font-weight="normal" officeooo:rsid="003a32b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0" style:family="text">
      <style:text-properties style:use-window-font-color="true" style:font-name="Times New Roman" fo:font-size="12pt" fo:language="zxx" fo:country="none" fo:font-style="normal" style:text-underline-style="none" fo:font-weight="normal" officeooo:rsid="003e27e0"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1" style:family="text">
      <style:text-properties style:use-window-font-color="true" style:font-name="Times New Roman" fo:font-size="12pt" fo:language="zxx" fo:country="none" fo:font-style="normal" style:text-underline-style="none" fo:font-weight="normal" officeooo:rsid="003f3d87"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2" style:family="text">
      <style:text-properties style:use-window-font-color="true" style:font-name="Times New Roman" fo:font-size="12pt" fo:language="zxx" fo:country="none" fo:font-style="normal" style:text-underline-style="none" fo:font-weight="normal" officeooo:rsid="0037e8e2"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3" style:family="text">
      <style:text-properties style:use-window-font-color="true" style:font-name="Times New Roman" fo:font-size="12pt" fo:language="zxx" fo:country="none" fo:font-style="normal" style:text-underline-style="none" fo:font-weight="normal" officeooo:rsid="0045b157"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4" style:family="text">
      <style:text-properties style:use-window-font-color="true" style:font-name="Times New Roman" fo:font-size="12pt" fo:language="zxx" fo:country="none" fo:font-style="normal" style:text-underline-style="none" fo:font-weight="normal" officeooo:rsid="0046079d"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5" style:family="text">
      <style:text-properties style:use-window-font-color="true" style:font-name="Times New Roman" fo:font-size="12pt" fo:language="zxx" fo:country="none" fo:font-style="normal" style:text-underline-style="none" fo:font-weight="normal" officeooo:rsid="00472104"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6" style:family="text">
      <style:text-properties style:use-window-font-color="true" style:font-name="Times New Roman" fo:font-size="12pt" fo:language="zxx" fo:country="none" fo:font-style="normal" style:text-underline-style="none" fo:font-weight="bold" officeooo:rsid="0016883a"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7" style:family="text">
      <style:text-properties style:use-window-font-color="true" style:font-name="Times New Roman" fo:font-size="12pt" fo:language="zxx" fo:country="none" fo:font-style="normal" style:text-underline-style="none" fo:font-weight="bold" officeooo:rsid="001707ff"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8" style:family="text">
      <style:text-properties style:use-window-font-color="true" style:font-name="Times New Roman" fo:font-size="12pt" fo:language="zxx" fo:country="none" fo:font-style="normal" style:text-underline-style="none" fo:font-weight="bold" officeooo:rsid="0018c9a4"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9" style:family="text">
      <style:text-properties style:use-window-font-color="true" style:font-name="Times New Roman" fo:font-size="12pt" fo:language="zxx" fo:country="none" fo:font-style="normal" style:text-underline-style="none" fo:font-weight="bold" officeooo:rsid="00255315"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30" style:family="text">
      <style:text-properties style:use-window-font-color="true" style:font-name="Times New Roman" fo:font-size="12pt" fo:language="zxx" fo:country="none" fo:font-style="normal" style:text-underline-style="none" fo:font-weight="bold" officeooo:rsid="002578c5"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31" style:family="text">
      <style:text-properties style:use-window-font-color="true" style:font-name="Times New Roman" fo:font-size="12pt" fo:language="zxx" fo:country="none" fo:font-style="normal" officeooo:rsid="00154b60" style:font-name-asian="OpenSymbol" style:font-size-asian="12pt" style:language-asian="zxx" style:country-asian="none" style:font-style-asian="normal" style:font-name-complex="OpenSymbol" style:font-size-complex="12pt" style:language-complex="zxx" style:country-complex="none" style:font-style-complex="normal"/>
    </style:style>
    <style:style style:name="T32" style:family="text">
      <style:text-properties style:use-window-font-color="true" style:font-name="Times New Roman" fo:font-size="6pt" fo:language="zxx" fo:country="none" fo:font-style="normal" officeooo:rsid="0031597a" style:font-name-asian="OpenSymbol" style:font-size-asian="5.25pt" style:language-asian="zxx" style:country-asian="none" style:font-style-asian="normal" style:font-name-complex="OpenSymbol" style:font-size-complex="6pt" style:language-complex="zxx" style:country-complex="none" style:font-style-complex="normal"/>
    </style:style>
    <style:style style:name="T33" style:family="text">
      <style:text-properties style:use-window-font-color="true" style:font-name="Times New Roman" fo:font-size="6pt" fo:language="zxx" fo:country="none" fo:font-style="normal" officeooo:rsid="00369a21" style:font-name-asian="OpenSymbol" style:font-size-asian="5.25pt" style:language-asian="zxx" style:country-asian="none" style:font-style-asian="normal" style:font-name-complex="OpenSymbol" style:font-size-complex="6pt" style:language-complex="zxx" style:country-complex="none" style:font-style-complex="normal"/>
    </style:style>
    <style:style style:name="T34" style:family="text">
      <style:text-properties style:use-window-font-color="true" style:font-name="Times New Roman" fo:font-size="6pt" fo:language="zxx" fo:country="none" fo:font-style="normal" style:text-underline-style="solid" style:text-underline-width="auto" style:text-underline-color="font-color" fo:font-weight="bold" officeooo:rsid="00154b60" style:font-name-asian="OpenSymbol" style:font-size-asian="5.25pt" style:language-asian="zxx" style:country-asian="none" style:font-style-asian="normal" style:font-weight-asian="bold" style:font-name-complex="OpenSymbol" style:font-size-complex="6pt" style:language-complex="zxx" style:country-complex="none" style:font-style-complex="normal" style:font-weight-complex="bold"/>
    </style:style>
    <style:style style:name="T35" style:family="text">
      <style:text-properties style:use-window-font-color="true" style:font-name="Times New Roman" fo:font-size="15pt" fo:language="zxx" fo:country="none" fo:font-style="normal" officeooo:rsid="0031597a" style:font-name-asian="OpenSymbol" style:font-size-asian="15pt" style:language-asian="zxx" style:country-asian="none" style:font-style-asian="normal" style:font-name-complex="OpenSymbol" style:font-size-complex="15pt" style:language-complex="zxx" style:country-complex="none" style:font-style-complex="normal"/>
    </style:style>
    <style:style style:name="T36" style:family="text">
      <style:text-properties style:use-window-font-color="true" style:font-name="Times New Roman" fo:font-size="15pt" fo:language="zxx" fo:country="none" fo:font-style="normal" officeooo:rsid="00369a21" style:font-name-asian="OpenSymbol" style:font-size-asian="15pt" style:language-asian="zxx" style:country-asian="none" style:font-style-asian="normal" style:font-name-complex="OpenSymbol" style:font-size-complex="15pt" style:language-complex="zxx" style:country-complex="none" style:font-style-complex="normal"/>
    </style:style>
    <style:style style:name="T37" style:family="text">
      <style:text-properties style:use-window-font-color="true" style:font-name="Droid Sans Mono1" fo:font-size="10pt" fo:language="zxx" fo:country="none" fo:font-style="normal" style:text-underline-style="none" fo:font-weight="normal" officeooo:rsid="0018c9a4"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8" style:family="text">
      <style:text-properties style:use-window-font-color="true" style:font-name="Droid Sans Mono1" fo:font-size="10pt" fo:language="zxx" fo:country="none" fo:font-style="normal" style:text-underline-style="none" fo:font-weight="normal" officeooo:rsid="001abd03"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9" style:family="text">
      <style:text-properties style:use-window-font-color="true" style:font-name="Droid Sans Mono1" fo:font-size="10pt" fo:language="zxx" fo:country="none" fo:font-style="normal" style:text-underline-style="none" fo:font-weight="normal" officeooo:rsid="0025531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0" style:family="text">
      <style:text-properties style:use-window-font-color="true" style:font-name="Droid Sans Mono1" fo:font-size="10pt" fo:language="zxx" fo:country="none" fo:font-style="normal" style:text-underline-style="none" fo:font-weight="normal" officeooo:rsid="0028c6dc" style:font-name-asian="OpenSymbol" style:font-size-asian="10pt" style:language-asian="zxx" style:country-asian="none" style:font-style-asian="normal" style:font-weight-asian="normal" style:font-name-complex="OpenSymbol" style:font-size-complex="10pt" style:language-complex="zxx" style:country-complex="none" style:font-style-complex="normal" style:font-weight-complex="normal"/>
    </style:style>
    <style:style style:name="T41" style:family="text">
      <style:text-properties style:use-window-font-color="true" style:font-name="Droid Sans Mono1" fo:font-size="10pt" fo:language="zxx" fo:country="none" fo:font-style="normal" style:text-underline-style="none" fo:font-weight="bold" officeooo:rsid="0018c9a4"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2" style:family="text">
      <style:text-properties fo:font-size="10pt" style:font-size-asian="10pt" style:font-size-complex="10pt"/>
    </style:style>
    <style:style style:name="T43" style:family="text">
      <style:text-properties fo:font-size="10pt" officeooo:rsid="00154b60" style:font-size-asian="10pt" style:font-size-complex="10pt"/>
    </style:style>
    <style:style style:name="T44" style:family="text">
      <style:text-properties style:font-name="Droid Sans Mono" fo:font-size="10pt" style:font-name-asian="WenQuanYi Micro Hei" style:font-size-asian="10pt" style:font-name-complex="Lohit Hindi2" style:font-size-complex="10pt"/>
    </style:style>
    <style:style style:name="T45" style:family="text">
      <style:text-properties style:text-underline-style="solid" style:text-underline-width="auto" style:text-underline-color="font-color" officeooo:rsid="00154b60"/>
    </style:style>
    <style:style style:name="T46" style:family="text">
      <style:text-properties style:font-name="OpenSymbol" fo:font-size="10pt" style:text-underline-style="none" officeooo:rsid="00154b60" style:font-name-asian="OpenSymbol" style:font-size-asian="10pt" style:font-name-complex="OpenSymbol" style:font-size-complex="10pt"/>
    </style:style>
    <style:style style:name="T47" style:family="text">
      <style:text-properties style:font-name="Droid Sans Mono1" fo:font-size="10pt" style:font-size-asian="10pt" style:font-size-complex="10pt"/>
    </style:style>
    <style:style style:name="T48" style:family="text">
      <style:text-properties style:font-name="Droid Sans Mono1" fo:font-size="10pt" officeooo:rsid="00158285" style:font-size-asian="10pt" style:font-size-complex="10pt"/>
    </style:style>
    <style:style style:name="T49" style:family="text">
      <style:text-properties style:font-name="Droid Sans Mono1" fo:font-size="10pt" officeooo:rsid="0021f57e" style:font-size-asian="10pt" style:font-size-complex="10pt"/>
    </style:style>
    <style:style style:name="T50" style:family="text">
      <style:text-properties style:font-name="Droid Sans Mono1" fo:font-size="10pt" officeooo:rsid="00237573" style:font-size-asian="10pt" style:font-size-complex="10pt"/>
    </style:style>
    <style:style style:name="T51" style:family="text">
      <style:text-properties style:font-name="Droid Sans Mono1" fo:font-size="10pt" officeooo:rsid="00238138" style:font-size-asian="10pt" style:font-size-complex="10pt"/>
    </style:style>
    <style:style style:name="T52" style:family="text">
      <style:text-properties style:font-name="Droid Sans Mono1" fo:font-size="10pt" officeooo:rsid="0028c6dc" style:font-size-asian="10pt" style:font-size-complex="10pt"/>
    </style:style>
    <style:style style:name="T53" style:family="text">
      <style:text-properties style:font-name="Droid Sans Mono1" fo:font-size="10pt" officeooo:rsid="002991cf" style:font-size-asian="10pt" style:font-size-complex="10pt"/>
    </style:style>
    <style:style style:name="T54" style:family="text">
      <style:text-properties style:font-name="Droid Sans Mono1" fo:font-size="10pt" officeooo:rsid="002a7fff" style:font-size-asian="10pt" style:font-size-complex="10pt"/>
    </style:style>
    <style:style style:name="T55" style:family="text">
      <style:text-properties style:font-name="Droid Sans Mono1" fo:font-size="10pt" officeooo:rsid="002dee6d" style:font-size-asian="10pt" style:font-size-complex="10pt"/>
    </style:style>
    <style:style style:name="T56" style:family="text">
      <style:text-properties style:font-name="Droid Sans Mono1" fo:font-size="10pt" style:text-underline-style="none" style:font-size-asian="10pt" style:font-size-complex="10pt"/>
    </style:style>
    <style:style style:name="T57" style:family="text">
      <style:text-properties style:font-name="Times New Roman" fo:font-size="12pt" style:text-underline-style="none" fo:font-weight="bold" officeooo:rsid="00154b60" style:font-size-asian="12pt" style:font-weight-asian="bold" style:font-size-complex="12pt" style:font-weight-complex="bold"/>
    </style:style>
    <style:style style:name="T58" style:family="text">
      <style:text-properties style:font-name="Times New Roman" fo:font-size="12pt" fo:font-weight="bold" officeooo:rsid="0016883a" style:font-size-asian="12pt" style:font-weight-asian="bold" style:font-size-complex="12pt" style:font-weight-complex="bold"/>
    </style:style>
    <style:style style:name="T59" style:family="text">
      <style:text-properties style:font-name="Times New Roman" fo:font-size="12pt" fo:font-weight="bold" officeooo:rsid="002beed2" style:font-size-asian="12pt" style:font-weight-asian="bold" style:font-size-complex="12pt" style:font-weight-complex="bold"/>
    </style:style>
    <style:style style:name="T60" style:family="text">
      <style:text-properties style:font-name="Times New Roman" fo:font-size="12pt" fo:font-weight="bold" officeooo:rsid="002d8430" style:font-size-asian="12pt" style:font-weight-asian="bold" style:font-size-complex="12pt" style:font-weight-complex="bold"/>
    </style:style>
    <style:style style:name="T61" style:family="text">
      <style:text-properties style:font-name="Times New Roman" fo:font-size="12pt" fo:font-weight="normal" officeooo:rsid="0016883a" style:font-size-asian="12pt" style:font-weight-asian="normal" style:font-size-complex="12pt" style:font-weight-complex="normal"/>
    </style:style>
    <style:style style:name="T62" style:family="text">
      <style:text-properties style:font-name="Times New Roman" fo:font-size="12pt" officeooo:rsid="002a7fff" style:font-size-asian="12pt" style:font-size-complex="12pt"/>
    </style:style>
    <style:style style:name="T63" style:family="text">
      <style:text-properties style:font-name="Times New Roman" fo:font-size="12pt" officeooo:rsid="002beed2" style:font-size-asian="12pt" style:font-size-complex="12pt"/>
    </style:style>
    <style:style style:name="T64" style:family="text">
      <style:text-properties style:font-name="Times New Roman" fo:font-size="12pt" officeooo:rsid="002d8430" style:font-size-asian="12pt" style:font-size-complex="12pt"/>
    </style:style>
    <style:style style:name="T65" style:family="text">
      <style:text-properties style:font-name="Times New Roman" fo:font-size="12pt" officeooo:rsid="002f0610" style:font-size-asian="12pt" style:font-size-complex="12pt"/>
    </style:style>
    <style:style style:name="T66" style:family="text">
      <style:text-properties style:font-name="Times New Roman" fo:font-size="12pt" fo:font-style="italic" officeooo:rsid="002d8430" style:font-size-asian="12pt" style:font-style-asian="italic" style:font-size-complex="12pt" style:font-style-complex="italic"/>
    </style:style>
    <style:style style:name="T67" style:family="text">
      <style:text-properties style:font-name="Times New Roman" fo:font-size="12pt" fo:font-style="italic" officeooo:rsid="002f0610" style:font-size-asian="12pt" style:font-style-asian="italic" style:font-size-complex="12pt" style:font-style-complex="italic"/>
    </style:style>
    <style:style style:name="T68" style:family="text">
      <style:text-properties style:font-name="Times New Roman" fo:font-size="12pt" style:text-underline-style="solid" style:text-underline-width="auto" style:text-underline-color="font-color" officeooo:rsid="00304333" style:font-size-asian="12pt" style:font-size-complex="12pt"/>
    </style:style>
    <style:style style:name="T69" style:family="text">
      <style:text-properties style:font-name="Times New Roman" fo:font-size="10pt" officeooo:rsid="002a7fff" style:font-size-asian="10pt" style:font-size-complex="10pt"/>
    </style:style>
    <style:style style:name="T70" style:family="text">
      <style:text-properties fo:font-weight="bold" style:font-weight-asian="bold" style:font-weight-complex="bold"/>
    </style:style>
    <style:style style:name="T71" style:family="text">
      <style:text-properties officeooo:rsid="00406dff"/>
    </style:style>
    <style:style style:name="T72" style:family="text">
      <style:text-properties officeooo:rsid="00447d56"/>
    </style:style>
    <style:style style:name="T73" style:family="text">
      <style:text-properties officeooo:rsid="0044bd9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nual de instalación y puesta en marcha</text:p>
      <text:p text:style-name="P3"/>
      <text:p text:style-name="P22">Para ejecutar la práctica es necesario tener instalado MYSQL. La base de datos llamada ProyectoTwitter viene disponible en el directorio databaseFiles. Se trata de un archivo SQL que puede ser importado desde MYSQL para crear las tablas necesarias.</text:p>
      <text:p text:style-name="P22"/>
      <text:p text:style-name="P23">Para la configuración de los parámetros de conexión a la base de datos hay que rellenar el fichero dbconfig.cnf indicando en la primera linea el nombre de la base de datos, en la segunda el usuario con el que conectar, en la tercera la contraseña y en la cuarta (opcional) el número de puerto en el que está corriendoel servidor de la base de datos.</text:p>
      <text:p text:style-name="P23"/>
      <text:p text:style-name="P22">Tambien es necesario tener la version 1.7 de java ya que la interfaz gráfica está hecha en JavaFX.</text:p>
      <text:p text:style-name="P22">Junto con la práctica viene incluido un script con nombre ejecuta.sh. Este script pondrá en ejecución el rmiregistry, el servidor de nuestro twitter y un cliente con el cual se podrá acceder tanto a nuestro twitter como al twitter real con solo elegir la opción correspondiente en el login.</text:p>
      <text:p text:style-name="P2"/>
      <text:p text:style-name="P25">Aclaraciones</text:p>
      <text:p text:style-name="P26">Al conectar con el twitter real el cliente se vuelve significativamente más lento al tener que realizar constantemente peticiones de datos de tweets y usuarios al servidor a través de internet. JavaFX no cargará la interfaz hasta tener toda la información necesaria. Por ejemplo, al iniciar el cliente se debe cargar el timeline del usuario, con los últimos tweets recibidos por el usuario. Este proceso suele ser largo pero una vez que dispone de la información <text:s/>necesaria, el cliente cargará la interfaz idéntica a la ofrecida en nuestro twitter basado en RMI. Cualquier función del cliente será significativamente más lenta si se realiza en con el twitter real. </text:p>
      <text:p text:style-name="P24"><text:span text:style-name="T72">También hay que tener en cuenta que twitter no permite más de 350 consultas a su servidor en una hora a través del api y esto suele dar problemas cuando se realizan búsquedas, ya que requieren muchas consultas. Twitter recomienda el uso de su Streaming API para evitar el problema del limite de peticiones y acceder con baja latencia a los datos de </text:span><text:span text:style-name="T73">su servidor.</text:span></text:p>
      <text:p text:style-name="P27"/>
      <text:p text:style-name="P28"/>
      <text:p text:style-name="P2"/>
      <text:p text:style-name="P19">Análisis de JTwitter</text:p>
      <text:p text:style-name="P4"/>
      <text:p text:style-name="P1">Jtwitter se trata de una librería desarrollada por Winterwell que permite el acceso y consulta a la API de Twitter. Tiene un tamaño reducido en comparación con otras librerías para el mismo cometido y prácticamente permite realizar las mismas acciones que se pueden realizar desde la web de Twitter. Su código fuente está disponible desde la web de Winterwell.</text:p>
      <text:p text:style-name="P1"/>
      <text:p text:style-name="P1">Está formada por 4 paquetes: </text:p>
      <text:list xml:id="list1938696971" text:style-name="L1">
        <text:list-item>
          <text:p text:style-name="P48"><text:span text:style-name="T5">winterwell.jtwitter</text:span><text:span text:style-name="T1"> </text:span></text:p>
        </text:list-item>
        <text:list-item>
          <text:p text:style-name="P48">winterwell.jtwitter.android </text:p>
        </text:list-item>
        <text:list-item>
          <text:p text:style-name="P48">winterwell.jtwitter.ecosystem </text:p>
        </text:list-item>
        <text:list-item>
          <text:p text:style-name="P47">winterwell.jtwitter.guts </text:p>
        </text:list-item>
      </text:list>
      <text:p text:style-name="P12"><text:span text:style-name="T1">Para el análisis nos vamos a centrar en el paquete “</text:span><text:span text:style-name="T5">winterwell.jtwitter" ya que el resto de paquetes no nos van a ser útiles ya que simplemente contienen algunas utilidades (conversión a base64, conexión desde android...) que no necesitamos explícitamente.</text:span></text:p>
      <text:p text:style-name="P5"/>
      <text:p text:style-name="P12"><text:span text:style-name="T5">El paquete de jtwitter contiene todas las clases, interfaces, enum y excepciones necerias para realizar todas las acciones con la API de Twitter. A continuación pasamos a describirlas </text:span><text:span text:style-name="T6">marcando en negrita las más importantes</text:span><text:span text:style-name="T5">.</text:span></text:p>
      <text:p text:style-name="P5"/>
      <text:p text:style-name="P6">Interfaces</text:p>
      <text:list xml:id="list457807280" text:style-name="L2">
        <text:list-item>
          <text:p text:style-name="P33"><text:soft-page-break/><text:span text:style-name="T3">Astream.IListen</text:span><text:span text:style-name="T45">:</text:span><text:span text:style-name="T2"> se trata de una interfaz que todas las clases que quieran escuchar eventos (nuevos tweets, eventos follow, cambios de propiedades de usuario, favoritos...) deben implementar. Está formada por tres métodos: </text:span></text:p>
          <text:list>
            <text:list-item>
              <text:p text:style-name="P51"><text:span text:style-name="Source_20_Text"><text:span text:style-name="T42">boolean </text:span></text:span><text:span text:style-name="Source_20_Text"><text:span text:style-name="Strong_20_Emphasis"><text:span text:style-name="T42">processEvent</text:span></text:span></text:span><text:span text:style-name="Source_20_Text"><text:span text:style-name="T42">(TwitterEvent event): </text:span></text:span><text:span text:style-name="Source_20_Text"><text:span text:style-name="T43">método para notificar eventos. Más adelante se detallan los diferentes eventos.</text:span></text:span></text:p>
            </text:list-item>
            <text:list-item>
              <text:p text:style-name="P51"><text:span text:style-name="Source_20_Text"><text:span text:style-name="T42">boolean </text:span></text:span><text:span text:style-name="Strong_20_Emphasis"><text:span text:style-name="T44">processSystemEvent</text:span></text:span><text:span text:style-name="Source_20_Text"><text:span text:style-name="T42">(Object[] obj): </text:span></text:span><text:span text:style-name="Source_20_Text"><text:span text:style-name="T43">para notificar eventos del sistema, como límites...</text:span></text:span></text:p>
            </text:list-item>
            <text:list-item>
              <text:p text:style-name="P51"><text:span text:style-name="Source_20_Text"><text:span text:style-name="T42">boolean </text:span></text:span><text:span text:style-name="Source_20_Text"><text:span text:style-name="Strong_20_Emphasis"><text:span text:style-name="T42">processTweet</text:span></text:span></text:span><text:span text:style-name="Source_20_Text"><text:span text:style-name="T42">(Twitter.ITweet tweet): </text:span></text:span><text:span text:style-name="Source_20_Text"><text:span text:style-name="T43">para procesar tanto nuevos tweets como mensajes privados.</text:span></text:span></text:p>
            </text:list-item>
          </text:list>
        </text:list-item>
        <text:list-item>
          <text:p text:style-name="P35"><text:span text:style-name="T70">Twitter.ICallback: </text:span>se utiliza para el callback de busquedas que pueden requerir “bastante” tiempo.</text:p>
        </text:list-item>
        <text:list-item>
          <text:p text:style-name="P35"><text:span text:style-name="T70">Twitter.IHttpClient: </text:span>interfaz para clases que actúan como cliente HTTP.</text:p>
        </text:list-item>
        <text:list-item>
          <text:p text:style-name="P33"><text:span text:style-name="T3">Twitter.ITweet</text:span><text:span text:style-name="T2">: es una interfaz que se utiliza tanto para los Status (tweets) como para los Message (mensajes privados). </text:span><text:span text:style-name="T4">Está formada por los siguientes métodos:</text:span></text:p>
          <text:list>
            <text:list-item>
              <text:p text:style-name="P49"><text:span text:style-name="Source_20_Text"><text:span text:style-name="T47">Date </text:span></text:span><text:span text:style-name="Strong_20_Emphasis"><text:span text:style-name="Source_20_Text"><text:span text:style-name="T47">getCreatedAt</text:span></text:span></text:span><text:span text:style-name="Source_20_Text"><text:span text:style-name="T47">(): </text:span></text:span><text:span text:style-name="Source_20_Text"><text:span text:style-name="T48">fecha en la que fue creado.</text:span></text:span></text:p>
            </text:list-item>
            <text:list-item>
              <text:p text:style-name="P49"><text:span text:style-name="Source_20_Text"><text:span text:style-name="T47">String </text:span></text:span><text:span text:style-name="Strong_20_Emphasis"><text:span text:style-name="Source_20_Text"><text:span text:style-name="T47">getDisplayText</text:span></text:span></text:span><text:span text:style-name="Source_20_Text"><text:span text:style-name="T47">(): </text:span></text:span><text:span text:style-name="Source_20_Text"><text:span text:style-name="T48">texto tal y como se va a mostrar, con las urls reemplazadas.</text:span></text:span></text:p>
            </text:list-item>
            <text:list-item>
              <text:p text:style-name="P49"><text:span text:style-name="Source_20_Text"><text:span text:style-name="T47">Number </text:span></text:span><text:span text:style-name="Source_20_Text"><text:span text:style-name="Strong_20_Emphasis"><text:span text:style-name="T47">getId</text:span></text:span></text:span><text:span text:style-name="Source_20_Text"><text:span text:style-name="T47">()</text:span></text:span></text:p>
            </text:list-item>
            <text:list-item>
              <text:p text:style-name="P49"><text:span text:style-name="Source_20_Text"><text:span text:style-name="T47">String </text:span></text:span><text:span text:style-name="Source_20_Text"><text:span text:style-name="Strong_20_Emphasis"><text:span text:style-name="T47">getLocation</text:span></text:span></text:span><text:span text:style-name="Source_20_Text"><text:span text:style-name="T47">() </text:span></text:span></text:p>
            </text:list-item>
            <text:list-item>
              <text:p text:style-name="P49"><text:span text:style-name="Source_20_Text"><text:span text:style-name="T47">List&lt;String&gt; </text:span></text:span><text:span text:style-name="Source_20_Text"><text:span text:style-name="Strong_20_Emphasis"><text:span text:style-name="T47">getMentions</text:span></text:span></text:span><text:span text:style-name="Source_20_Text"><text:span text:style-name="T47">(): </text:span></text:span><text:span text:style-name="Source_20_Text"><text:span text:style-name="T48">lista de “screenNames” que hay en este </text:span></text:span><text:span text:style-name="Source_20_Text"><text:span text:style-name="T48">mensaje.</text:span></text:span></text:p>
            </text:list-item>
            <text:list-item>
              <text:p text:style-name="P49"><text:span text:style-name="Source_20_Text"><text:span text:style-name="T47">Place<text:tab/></text:span></text:span><text:span text:style-name="Source_20_Text"><text:span text:style-name="Strong_20_Emphasis"><text:span text:style-name="T47">getPlace</text:span></text:span></text:span><text:span text:style-name="Source_20_Text"><text:span text:style-name="T47">(): </text:span></text:span><text:span text:style-name="Source_20_Text"><text:span text:style-name="T48">localización del mensaje.</text:span></text:span></text:p>
            </text:list-item>
            <text:list-item>
              <text:p text:style-name="P49"><text:span text:style-name="Source_20_Text"><text:span text:style-name="T47">String </text:span></text:span><text:span text:style-name="Source_20_Text"><text:span text:style-name="Strong_20_Emphasis"><text:span text:style-name="T47">getText</text:span></text:span></text:span><text:span text:style-name="Source_20_Text"><text:span text:style-name="T47">(): </text:span></text:span><text:span text:style-name="Source_20_Text"><text:span text:style-name="T48">texto del mensaje.</text:span></text:span></text:p>
            </text:list-item>
            <text:list-item>
              <text:p text:style-name="P49"><text:span text:style-name="Source_20_Text"><text:span text:style-name="T47">List&lt;Twitter.TweetEntity&gt; </text:span></text:span><text:span text:style-name="Source_20_Text"><text:span text:style-name="Strong_20_Emphasis"><text:span text:style-name="T47">getTweetEntities</text:span></text:span></text:span><text:span text:style-name="Source_20_Text"><text:span text:style-name="T47">(Twitter.KEntityType type): </text:span></text:span><text:span text:style-name="Source_20_Text"><text:span text:style-name="T48">lista de entities (pueden ser urls, menciones o hashtags).</text:span></text:span></text:p>
            </text:list-item>
            <text:list-item>
              <text:p text:style-name="P49"><text:span text:style-name="Source_20_Text"><text:span text:style-name="T47">User </text:span></text:span><text:span text:style-name="Strong_20_Emphasis"><text:span text:style-name="Source_20_Text"><text:span text:style-name="T47">getUser</text:span></text:span></text:span><text:span text:style-name="Source_20_Text"><text:span text:style-name="T47">(): </text:span></text:span><text:span text:style-name="Source_20_Text"><text:span text:style-name="T48">usuario que creó el mensaje.</text:span></text:span></text:p>
              <text:p text:style-name="P49"><text:span text:style-name="Source_20_Text"><text:span text:style-name="T48"/></text:span></text:p>
            </text:list-item>
          </text:list>
        </text:list-item>
        <text:list-item>
          <text:p text:style-name="P30"><text:span text:style-name="Source_20_Text"><text:span text:style-name="T57">TwitterEvent.Typ</text:span></text:span><text:span text:style-name="Source_20_Text"><text:span text:style-name="T58">e: </text:span></text:span><text:span text:style-name="Source_20_Text"><text:span text:style-name="T61">contiene los diferentes tipos de TwitterEvent. Son los siguientes:</text:span></text:span></text:p>
          <text:list>
            <text:list-item>
              <text:p text:style-name="P50"><text:span text:style-name="Source_20_Text"><text:span text:style-name="T47">static String </text:span></text:span><text:span text:style-name="Source_20_Text"><text:span text:style-name="Strong_20_Emphasis"><text:span text:style-name="T47">ADDED_TO_LIST</text:span></text:span></text:span></text:p>
            </text:list-item>
            <text:list-item>
              <text:p text:style-name="P50"><text:span text:style-name="Source_20_Text"><text:span text:style-name="T47">static String </text:span></text:span><text:span text:style-name="Source_20_Text"><text:span text:style-name="Strong_20_Emphasis"><text:span text:style-name="T56">FAVORITE</text:span></text:span></text:span></text:p>
            </text:list-item>
            <text:list-item>
              <text:p text:style-name="P50"><text:span text:style-name="Source_20_Text"><text:span text:style-name="T47">static String </text:span></text:span><text:span text:style-name="Strong_20_Emphasis"><text:span text:style-name="Source_20_Text"><text:span text:style-name="T47">FOLLOW</text:span></text:span></text:span></text:p>
            </text:list-item>
            <text:list-item>
              <text:p text:style-name="P50"><text:span text:style-name="Source_20_Text"><text:span text:style-name="T47">static String </text:span></text:span><text:span text:style-name="Strong_20_Emphasis"><text:span text:style-name="Source_20_Text"><text:span text:style-name="T47">LIST_CREATED</text:span></text:span></text:span></text:p>
            </text:list-item>
            <text:list-item>
              <text:p text:style-name="P50"><text:span text:style-name="Source_20_Text"><text:span text:style-name="T47">static String </text:span></text:span><text:span text:style-name="Strong_20_Emphasis"><text:span text:style-name="Source_20_Text"><text:span text:style-name="T47">REMOVED_FROM_LIST</text:span></text:span></text:span></text:p>
            </text:list-item>
            <text:list-item>
              <text:p text:style-name="P50"><text:span text:style-name="Source_20_Text"><text:span text:style-name="T47">static String </text:span></text:span><text:span text:style-name="Strong_20_Emphasis"><text:span text:style-name="Source_20_Text"><text:span text:style-name="T47">UNFAVORITE</text:span></text:span></text:span></text:p>
            </text:list-item>
            <text:list-item>
              <text:p text:style-name="P50"><text:span text:style-name="Source_20_Text"><text:span text:style-name="T47">static String </text:span></text:span><text:span text:style-name="Strong_20_Emphasis"><text:span text:style-name="Source_20_Text"><text:span text:style-name="T47">USER_UPDATE</text:span></text:span></text:span><text:span text:style-name="T47"> </text:span></text:p>
            </text:list-item>
          </text:list>
        </text:list-item>
      </text:list>
      <text:p text:style-name="P29"><text:span text:style-name="Source_20_Text"><text:span text:style-name="T46"/></text:span></text:p>
      <text:p text:style-name="P21"><text:span text:style-name="Source_20_Text"><text:span text:style-name="T31">Clases</text:span></text:span></text:p>
      <text:list xml:id="list1974041407" text:style-name="L3">
        <text:list-item>
          <text:p text:style-name="P36"><text:span text:style-name="Source_20_Text"><text:span text:style-name="T26">AStream: </text:span></text:span><text:span text:style-name="Source_20_Text"><text:span text:style-name="T19">Dentro de Jtwitter esta sería la interfaz que se encarga del callback, por decirlo de algún modo. Consta de dos threads, el primero es el que se encarga de procesar todo y luego otro que se encarga de acceder a este mediante polling. </text:span></text:span></text:p>
        </text:list-item>
        <text:list-item>
          <text:p text:style-name="P36"><text:span text:style-name="Source_20_Text"><text:span text:style-name="T26">AStream.Outage: </text:span></text:span><text:span text:style-name="Source_20_Text"><text:span text:style-name="T19">Clase que sirve para registrar los datos de un outage de la red.</text:span></text:span></text:p>
        </text:list-item>
        <text:list-item>
          <text:p text:style-name="P36"><text:span text:style-name="Source_20_Text"><text:span text:style-name="T26">InternalUtils: </text:span></text:span><text:span text:style-name="Source_20_Text"><text:span text:style-name="T8">clase con ciertas utilidades.</text:span></text:span></text:p>
        </text:list-item>
        <text:list-item>
          <text:p text:style-name="P36"><text:span text:style-name="Source_20_Text"><text:span text:style-name="T26">Message:</text:span></text:span><text:span text:style-name="Source_20_Text"><text:span text:style-name="T8"> clase que representa un mensaje privado. Implementa la interfaz de Twitter.ITweet y le añade los métodos equals, hashCode y toString.</text:span></text:span></text:p>
        </text:list-item>
        <text:list-item>
          <text:p text:style-name="P36"><text:soft-page-break/><text:span text:style-name="Source_20_Text"><text:span text:style-name="T26">OAuthSignposClient: </text:span></text:span><text:span text:style-name="Source_20_Text"><text:span text:style-name="T20">Esta clase implementa el protocolo Oauth que establece un método seguro de autenticación en una aplicación tipo cliente (como nuestro cliente de twitter) que requiere acceso a una cuenta en un servidor. En el caso de twitter un usuario de nuestro cliente nunca escribe su contraseña en nuestro cliente, solo registra su nombre y mediante Oauth se le redirige a un formulario (en twitter.com) para autenticarse. Al introducir los datos correctamente twitter genera un ping aleatorio el cual debe introducir en el cliente para de esta forma autorizar la conexion de <text:s/>nuestro cliente con el servidor de twitter. </text:span></text:span></text:p>
        </text:list-item>
        <text:list-item>
          <text:p text:style-name="P37"><text:span text:style-name="Source_20_Text"><text:span text:style-name="T26">Place: </text:span></text:span><text:span text:style-name="Source_20_Text"><text:span text:style-name="T19">Un place simboliza un lugar. Se utiliza para la geolocalización (Véase Twitter_Geo).</text:span></text:span></text:p>
        </text:list-item>
        <text:list-item>
          <text:p text:style-name="P38"><text:span text:style-name="Source_20_Text"><text:span text:style-name="T27">RateLimit: </text:span></text:span><text:span text:style-name="Source_20_Text"><text:span text:style-name="T9">para manejar los límites de uso (Twitter tiene una limitación de peticiones a su API, si esta se sobrepasa puede acaba añadiéndote a la lista negra).</text:span></text:span></text:p>
        </text:list-item>
        <text:list-item>
          <text:p text:style-name="P38"><text:span text:style-name="Source_20_Text"><text:span text:style-name="T27">Status:</text:span></text:span><text:span text:style-name="Source_20_Text"><text:span text:style-name="T9"> clase que representa un tweet. </text:span></text:span><text:span text:style-name="Source_20_Text"><text:span text:style-name="T8">Implementa la interfaz de Twitter.ITweet. </text:span></text:span><text:span text:style-name="Source_20_Text"><text:span text:style-name="T10">Además de </text:span></text:span><text:span text:style-name="Source_20_Text"><text:span text:style-name="T10">los métodos que le añadeMessage, también tiene otros métodos como isFavorite (para saber si es un tweet favorito del usuario actual) e isSensible (para ver si tiene contenido no apto para todos los públicos). En sus variables públicas almacena información como el id del cual es respuesta este tweet o el número de retweets que han hecho de este tweet.</text:span></text:span></text:p>
        </text:list-item>
        <text:list-item>
          <text:p text:style-name="P39"><text:span text:style-name="Source_20_Text"><text:span text:style-name="T28">Twitter:</text:span></text:span><text:span text:style-name="Source_20_Text"><text:span text:style-name="T10"> es la clase principal que hace uso y devuelve objetos de las demás. COntiene una gran cantidad de métodos, muchos de ellos "deprecated" </text:span></text:span><text:span text:style-name="Source_20_Text"><text:span text:style-name="T12">debido a ser extraidos en otros </text:span></text:span><text:span text:style-name="Source_20_Text"><text:span text:style-name="T12">clases, cambios en sus nombres, etc. E</text:span></text:span><text:span text:style-name="Source_20_Text"><text:span text:style-name="T10">ntre los </text:span></text:span><text:span text:style-name="Source_20_Text"><text:span text:style-name="T12">métodos no </text:span></text:span><text:span text:style-name="Source_20_Text"><text:span text:style-name="T7">deprecated </text:span></text:span><text:span text:style-name="Source_20_Text"><text:span text:style-name="T10">podemos destacar:</text:span></text:span></text:p>
        </text:list-item>
      </text:list>
      <text:list xml:id="list1298470226" text:continue-list="list457807280" text:style-name="L2">
        <text:list-item>
          <text:list>
            <text:list-item>
              <text:p text:style-name="P51"><text:span text:style-name="Source_20_Text"><text:span text:style-name="T37">Twitter_Ac</text:span></text:span><text:span text:style-name="Source_20_Text"><text:span text:style-name="T39">c</text:span></text:span><text:span text:style-name="Source_20_Text"><text:span text:style-name="T37">ount </text:span></text:span><text:span text:style-name="Source_20_Text"><text:span text:style-name="T41">account():</text:span></text:span><text:span text:style-name="Source_20_Text"><text:span text:style-name="T37"> devuelve un objeto con el que acceder a métodos de la API relacionados con las cuentas de usuario.</text:span></text:span></text:p>
            </text:list-item>
            <text:list-item>
              <text:p text:style-name="P51"><text:span text:style-name="Source_20_Text"><text:span text:style-name="T37">static int </text:span></text:span><text:span text:style-name="Source_20_Text"><text:span text:style-name="T41">countCharacters</text:span></text:span><text:span text:style-name="Source_20_Text"><text:span text:style-name="T37">(String statusText): </text:span></text:span><text:span text:style-name="Source_20_Text"><text:span text:style-name="T38">obtiene el tamaño efectivo del texto, teniendo en cuenta que Twitter cuenta las URLs como 20 caracteres, independientemente de la longitud que tengan.</text:span></text:span></text:p>
            </text:list-item>
            <text:list-item>
              <text:p text:style-name="P51"><text:span text:style-name="Source_20_Text"><text:span text:style-name="T37">void </text:span></text:span><text:span text:style-name="Source_20_Text"><text:span text:style-name="T41">destroy</text:span></text:span><text:span text:style-name="Source_20_Text"><text:span text:style-name="T37">(Twitter.ITweet tweet): </text:span></text:span><text:span text:style-name="Source_20_Text"><text:span text:style-name="T38">borra el Status o Message indicado.</text:span></text:span></text:p>
            </text:list-item>
            <text:list-item>
              <text:p text:style-name="P51"><text:span text:style-name="Source_20_Text"><text:span text:style-name="T37">void </text:span></text:span><text:span text:style-name="Source_20_Text"><text:span text:style-name="T41">destroyMessage</text:span></text:span><text:span text:style-name="Source_20_Text"><text:span text:style-name="T37">(Number id) : </text:span></text:span><text:span text:style-name="Source_20_Text"><text:span text:style-name="T38">borra el mensaje privado con el ID indicado.</text:span></text:span></text:p>
            </text:list-item>
            <text:list-item>
              <text:p text:style-name="P51"><text:span text:style-name="Source_20_Text"><text:span text:style-name="T37">void </text:span></text:span><text:span text:style-name="Source_20_Text"><text:span text:style-name="T41">destroyStatus</text:span></text:span><text:span text:style-name="Source_20_Text"><text:span text:style-name="T37">(Number id): </text:span></text:span><text:span text:style-name="Source_20_Text"><text:span text:style-name="T38">borra el tweet indicado.</text:span></text:span></text:p>
            </text:list-item>
            <text:list-item>
              <text:p text:style-name="P51"><text:span text:style-name="Source_20_Text"><text:span text:style-name="T47">List&lt;Message&gt; </text:span></text:span><text:span text:style-name="Source_20_Text"><text:span text:style-name="Strong_20_Emphasis"><text:span text:style-name="T47">getDirectMessages</text:span></text:span></text:span><text:span text:style-name="Source_20_Text"><text:span text:style-name="T47">(): </text:span></text:span><text:span text:style-name="Source_20_Text"><text:span text:style-name="T50">obtiene los mensajes privados del usuario actual.</text:span></text:span></text:p>
            </text:list-item>
            <text:list-item>
              <text:p text:style-name="P51"><text:span text:style-name="Source_20_Text"><text:span text:style-name="T47">List&lt;Message&gt; </text:span></text:span><text:span text:style-name="Source_20_Text"><text:span text:style-name="Strong_20_Emphasis"><text:span text:style-name="T47">getDirectMessagesSent</text:span></text:span></text:span><text:span text:style-name="Source_20_Text"><text:span text:style-name="T47">(): </text:span></text:span><text:span text:style-name="Source_20_Text"><text:span text:style-name="T50">obtiene los mensajes privados enviados por el usuario actual.</text:span></text:span></text:p>
            </text:list-item>
            <text:list-item>
              <text:p text:style-name="P51"><text:span text:style-name="Source_20_Text"><text:span text:style-name="T47">List&lt;Status&gt; </text:span></text:span><text:span text:style-name="Source_20_Text"><text:span text:style-name="Strong_20_Emphasis"><text:span text:style-name="T47">getFavorites</text:span></text:span></text:span><text:span text:style-name="Source_20_Text"><text:span text:style-name="T47">(): </text:span></text:span><text:span text:style-name="Source_20_Text"><text:span text:style-name="T50">obtiene los tweets marcados por el usuario actual como favoritos.</text:span></text:span></text:p>
            </text:list-item>
            <text:list-item>
              <text:p text:style-name="P52"><text:span text:style-name="Source_20_Text"><text:span text:style-name="T47">List&lt;Status&gt; </text:span></text:span><text:span text:style-name="Source_20_Text"><text:span text:style-name="Strong_20_Emphasis"><text:span text:style-name="T47">getFavorites</text:span></text:span></text:span><text:span text:style-name="Source_20_Text"><text:span text:style-name="T47">(String screenName): </text:span></text:span><text:span text:style-name="Source_20_Text"><text:span text:style-name="T50">obtiene los tweets </text:span></text:span><text:span text:style-name="Source_20_Text"><text:span text:style-name="T50">favoritos del usuario indicado.</text:span></text:span></text:p>
            </text:list-item>
            <text:list-item>
              <text:p text:style-name="P51"><text:span text:style-name="Source_20_Text"><text:span text:style-name="T47">List&lt;Status&gt; </text:span></text:span><text:span text:style-name="Source_20_Text"><text:span text:style-name="Strong_20_Emphasis"><text:span text:style-name="T47">getHomeTimeline</text:span></text:span></text:span><text:span text:style-name="Source_20_Text"><text:span text:style-name="T47">(): </text:span></text:span><text:span text:style-name="Source_20_Text"><text:span text:style-name="T51">obtiene el timeline del usuario actual; es decir, los tweets más recientes del usuario actual y los usuarios a los que este sigue.</text:span></text:span></text:p>
            </text:list-item>
            <text:list-item>
              <text:p text:style-name="P51"><text:span text:style-name="Source_20_Text"><text:span text:style-name="T47">List&lt;Status&gt; </text:span></text:span><text:span text:style-name="Source_20_Text"><text:span text:style-name="Strong_20_Emphasis"><text:span text:style-name="T47">getMentions</text:span></text:span></text:span><text:span text:style-name="Source_20_Text"><text:span text:style-name="T47">(): </text:span></text:span><text:span text:style-name="Source_20_Text"><text:span text:style-name="T51">devuelve los tweets en los que el usuario actual ha sido mencionado.</text:span></text:span></text:p>
            </text:list-item>
            <text:list-item>
              <text:p text:style-name="P51"><text:span text:style-name="Source_20_Text"><text:span text:style-name="T47">List&lt;</text:span></text:span><text:span text:style-name="Source_20_Text"><text:span text:style-name="T49">User</text:span></text:span><text:span text:style-name="Source_20_Text"><text:span text:style-name="T47">&gt; </text:span></text:span><text:span text:style-name="Source_20_Text"><text:span text:style-name="Strong_20_Emphasis"><text:span text:style-name="T47">getRetweeters</text:span></text:span></text:span><text:span text:style-name="Source_20_Text"><text:span text:style-name="T47">(Status tweet): </text:span></text:span><text:span text:style-name="Source_20_Text"><text:span text:style-name="T51">obtiene los usuarios que han retweeteado el tweet dado.</text:span></text:span><text:span text:style-name="T47"> </text:span></text:p>
            </text:list-item>
            <text:list-item>
              <text:p text:style-name="P51"><text:span text:style-name="Source_20_Text"><text:span text:style-name="T47">List&lt;Status&gt; </text:span></text:span><text:span text:style-name="Source_20_Text"><text:span text:style-name="Strong_20_Emphasis"><text:span text:style-name="T47">getRetweets</text:span></text:span></text:span><text:span text:style-name="Source_20_Text"><text:span text:style-name="T47">(Status tweet)</text:span></text:span></text:p>
            </text:list-item>
            <text:list-item>
              <text:p text:style-name="P51"><text:soft-page-break/><text:span text:style-name="Source_20_Text"><text:span text:style-name="T47">List&lt;Status&gt; </text:span></text:span><text:span text:style-name="Source_20_Text"><text:span text:style-name="Strong_20_Emphasis"><text:span text:style-name="T47">getRetweetsByMe</text:span></text:span></text:span><text:span text:style-name="Source_20_Text"><text:span text:style-name="T47">(): </text:span></text:span><text:span text:style-name="Source_20_Text"><text:span text:style-name="T51">obtiene los tweets que el usuario actual ha retweeteado.</text:span></text:span></text:p>
            </text:list-item>
            <text:list-item>
              <text:p text:style-name="P51"><text:span text:style-name="Source_20_Text"><text:span text:style-name="T47">List&lt;Status&gt; </text:span></text:span><text:span text:style-name="Source_20_Text"><text:span text:style-name="Strong_20_Emphasis"><text:span text:style-name="T47">getRetweetsOfMe</text:span></text:span></text:span><text:span text:style-name="Source_20_Text"><text:span text:style-name="T47">(): </text:span></text:span><text:span text:style-name="Source_20_Text"><text:span text:style-name="T51">obtiene los tweets del usuario actual que otros usuarios han retweeteado.</text:span></text:span></text:p>
            </text:list-item>
            <text:list-item>
              <text:p text:style-name="P51"><text:span text:style-name="Source_20_Text"><text:span text:style-name="T47">String </text:span></text:span><text:span text:style-name="Source_20_Text"><text:span text:style-name="Strong_20_Emphasis"><text:span text:style-name="T47">getScreenName</text:span></text:span></text:span><text:span text:style-name="Source_20_Text"><text:span text:style-name="T47">()</text:span></text:span></text:p>
            </text:list-item>
            <text:list-item>
              <text:p text:style-name="P51"><text:span text:style-name="Source_20_Text"><text:span text:style-name="T47">User </text:span></text:span><text:span text:style-name="Source_20_Text"><text:span text:style-name="Strong_20_Emphasis"><text:span text:style-name="T47">getSelf</text:span></text:span></text:span><text:span text:style-name="Source_20_Text"><text:span text:style-name="T47">(): </text:span></text:span><text:span text:style-name="Source_20_Text"><text:span text:style-name="T51">devuelve un objeto User con el que poder acceder a métodos para realizar acciones sobre el usuario.</text:span></text:span></text:p>
            </text:list-item>
            <text:list-item>
              <text:p text:style-name="P51"><text:span text:style-name="Source_20_Text"><text:span text:style-name="T47">Status </text:span></text:span><text:span text:style-name="Source_20_Text"><text:span text:style-name="Strong_20_Emphasis"><text:span text:style-name="T47">getStatus</text:span></text:span></text:span><text:span text:style-name="Source_20_Text"><text:span text:style-name="T47">(): </text:span></text:span><text:span text:style-name="Source_20_Text"><text:span text:style-name="T51">devuelve el último tweet del usuario actual.</text:span></text:span></text:p>
            </text:list-item>
            <text:list-item>
              <text:p text:style-name="P51"><text:span text:style-name="Source_20_Text"><text:span text:style-name="T47">Status </text:span></text:span><text:span text:style-name="Source_20_Text"><text:span text:style-name="Strong_20_Emphasis"><text:span text:style-name="T47">getStatus</text:span></text:span></text:span><text:span text:style-name="Source_20_Text"><text:span text:style-name="T47">(Number id): </text:span></text:span><text:span text:style-name="Source_20_Text"><text:span text:style-name="T51">devuelve el tweet con el ID dado.</text:span></text:span></text:p>
            </text:list-item>
            <text:list-item>
              <text:p text:style-name="P53"><text:span text:style-name="Source_20_Text"><text:span text:style-name="T47">Status </text:span></text:span><text:span text:style-name="Source_20_Text"><text:span text:style-name="Strong_20_Emphasis"><text:span text:style-name="T47">getStatus</text:span></text:span></text:span><text:span text:style-name="Source_20_Text"><text:span text:style-name="T47">(String username): </text:span></text:span><text:span text:style-name="Source_20_Text"><text:span text:style-name="T51">devuelve el último tweet del usuario indicado con su screenName.</text:span></text:span></text:p>
            </text:list-item>
            <text:list-item>
              <text:p text:style-name="P51"><text:span text:style-name="Source_20_Text"><text:span text:style-name="T47">List&lt;Status&gt; </text:span></text:span><text:span text:style-name="Source_20_Text"><text:span text:style-name="Strong_20_Emphasis"><text:span text:style-name="T47">getUserTimeline</text:span></text:span></text:span><text:span text:style-name="Source_20_Text"><text:span text:style-name="T47">(): </text:span></text:span><text:span text:style-name="Source_20_Text"><text:span text:style-name="T51">obtiene los tweets más recientes del usuario actual.</text:span></text:span></text:p>
            </text:list-item>
            <text:list-item>
              <text:p text:style-name="P53"><text:span text:style-name="Source_20_Text"><text:span text:style-name="T47">List&lt;Status&gt; </text:span></text:span><text:span text:style-name="Source_20_Text"><text:span text:style-name="Strong_20_Emphasis"><text:span text:style-name="T47">getUserTimeline</text:span></text:span></text:span><text:span text:style-name="Source_20_Text"><text:span text:style-name="T47">(Long userId): </text:span></text:span><text:span text:style-name="Source_20_Text"><text:span text:style-name="T51">obtiene los tweets más recientes del usuario con ese ID.</text:span></text:span></text:p>
            </text:list-item>
            <text:list-item>
              <text:p text:style-name="P53"><text:span text:style-name="Source_20_Text"><text:span text:style-name="T47">List&lt;Status&gt; </text:span></text:span><text:span text:style-name="Source_20_Text"><text:span text:style-name="Strong_20_Emphasis"><text:span text:style-name="T47">getUserTimeline</text:span></text:span></text:span><text:span text:style-name="Source_20_Text"><text:span text:style-name="T47">(String screenName): </text:span></text:span><text:span text:style-name="Source_20_Text"><text:span text:style-name="T51">obtiene los tweets más recientes del usuario con ese screenName.</text:span></text:span></text:p>
            </text:list-item>
            <text:list-item>
              <text:p text:style-name="P51"><text:span text:style-name="Source_20_Text"><text:span text:style-name="T47">Status </text:span></text:span><text:span text:style-name="Source_20_Text"><text:span text:style-name="Strong_20_Emphasis"><text:span text:style-name="T47">retweet</text:span></text:span></text:span><text:span text:style-name="Source_20_Text"><text:span text:style-name="T47">(Status tweet): </text:span></text:span><text:span text:style-name="Source_20_Text"><text:span text:style-name="T51">hace un retweet de un tweet.</text:span></text:span></text:p>
            </text:list-item>
            <text:list-item>
              <text:p text:style-name="P51"><text:span text:style-name="Source_20_Text"><text:span text:style-name="T47">List&lt;Status&gt; </text:span></text:span><text:span text:style-name="Source_20_Text"><text:span text:style-name="Strong_20_Emphasis"><text:span text:style-name="T47">search</text:span></text:span></text:span><text:span text:style-name="Source_20_Text"><text:span text:style-name="T47">(Strings earchTerm)</text:span></text:span><text:span text:style-name="T47">: </text:span><text:span text:style-name="T51">busca un término en Twitter.</text:span></text:p>
            </text:list-item>
            <text:list-item>
              <text:p text:style-name="P53"><text:span text:style-name="Source_20_Text"><text:span text:style-name="T47">List&lt;Status&gt; </text:span></text:span><text:span text:style-name="Source_20_Text"><text:span text:style-name="Strong_20_Emphasis"><text:span text:style-name="T47">search</text:span></text:span></text:span><text:span text:style-name="Source_20_Text"><text:span text:style-name="T47">(String searchTerm, Twitter.ICallback callback, int rpp): </text:span></text:span><text:span text:style-name="Source_20_Text"><text:span text:style-name="T51">busca un término en Twitter.</text:span></text:span></text:p>
            </text:list-item>
            <text:list-item>
              <text:p text:style-name="P51"><text:span text:style-name="Source_20_Text"><text:span text:style-name="T47">Message </text:span></text:span><text:span text:style-name="Source_20_Text"><text:span text:style-name="Strong_20_Emphasis"><text:span text:style-name="T47">sendMessage</text:span></text:span></text:span><text:span text:style-name="Source_20_Text"><text:span text:style-name="T47">(String recipient, String text): </text:span></text:span><text:span text:style-name="Source_20_Text"><text:span text:style-name="T51">envía un mensaje (text) privado al usuario indicado con su screenName (recipient) desde el usuario actual.</text:span></text:span></text:p>
            </text:list-item>
            <text:list-item>
              <text:p text:style-name="P51"><text:span text:style-name="Source_20_Text"><text:span text:style-name="T47">Status </text:span></text:span><text:span text:style-name="Source_20_Text"><text:span text:style-name="Strong_20_Emphasis"><text:span text:style-name="T47">updateStatus</text:span></text:span></text:span><text:span text:style-name="Source_20_Text"><text:span text:style-name="T47">(String statusText): </text:span></text:span><text:span text:style-name="Source_20_Text"><text:span text:style-name="T51">publica un nuevo tweet.</text:span></text:span></text:p>
            </text:list-item>
            <text:list-item>
              <text:p text:style-name="P53"><text:span text:style-name="Source_20_Text"><text:span text:style-name="T47">Status </text:span></text:span><text:span text:style-name="Source_20_Text"><text:span text:style-name="Strong_20_Emphasis"><text:span text:style-name="T47">updateStatus</text:span></text:span></text:span><text:span text:style-name="Source_20_Text"><text:span text:style-name="T47">(String statusText, Number inReplyToStatusId): <text:s/></text:span></text:span><text:span text:style-name="Source_20_Text"><text:span text:style-name="T51">publica un nuevo tweet en respuesta a otro.</text:span></text:span></text:p>
            </text:list-item>
            <text:list-item>
              <text:p text:style-name="P51"><text:span text:style-name="Source_20_Text"><text:span text:style-name="T47">Twitter_Users </text:span></text:span><text:span text:style-name="Source_20_Text"><text:span text:style-name="Strong_20_Emphasis"><text:span text:style-name="T47">users</text:span></text:span></text:span><text:span text:style-name="Source_20_Text"><text:span text:style-name="T47">(): </text:span></text:span><text:span text:style-name="Source_20_Text"><text:span text:style-name="T51">obtiene un objeto para realizar acciones relacionados con los usuarios de Twitter.</text:span></text:span></text:p>
            </text:list-item>
          </text:list>
        </text:list-item>
      </text:list>
      <text:list xml:id="list52678866" text:continue-list="list1974041407" text:style-name="L3">
        <text:list-item>
          <text:p text:style-name="P34"><text:span text:style-name="Source_20_Text"><text:span text:style-name="T29">Twitter_Account: </text:span></text:span><text:span text:style-name="Source_20_Text"><text:span text:style-name="T11">se trata de una clase con la que se puedne realizar algunos de las acciones relacionadas con los usuarios de Twitter. Contiene algunos métodos para crear y guardar búsquedas. Destacamos sobretodo el método </text:span></text:span></text:p>
          <text:list>
            <text:list-header>
              <text:p text:style-name="P42"><text:span text:style-name="Source_20_Text"><text:span text:style-name="T47">User </text:span></text:span><text:span text:style-name="Source_20_Text"><text:span text:style-name="Strong_20_Emphasis"><text:span text:style-name="T47">setProfile</text:span></text:span></text:span><text:span text:style-name="Source_20_Text"><text:span text:style-name="T47">(String name, String url, String location, String description)<text:tab/><text:tab/><text:tab/><text:tab/><text:tab/><text:tab/><text:tab/><text:tab/><text:tab/><text:tab/></text:span></text:span><text:span text:style-name="Source_20_Text"><text:span text:style-name="T11">con el que se pueden actualizar ciertos valores del perfil del usuario.</text:span></text:span></text:p>
            </text:list-header>
          </text:list>
        </text:list-item>
        <text:list-item>
          <text:p text:style-name="P40"><text:span text:style-name="Source_20_Text"><text:span text:style-name="T29">Twitter_Account.Search:</text:span></text:span><text:span text:style-name="Source_20_Text"><text:span text:style-name="T11"> clase que representa una búsqueda guardada.</text:span></text:span></text:p>
        </text:list-item>
        <text:list-item>
          <text:p text:style-name="P41"><text:span text:style-name="Source_20_Text"><text:span text:style-name="T30">Twitter_Analytics: </text:span></text:span><text:span text:style-name="Source_20_Text"><text:span text:style-name="T12">por ahora solo permite saber cuántas veces ha sido tweeteada una url.</text:span></text:span></text:p>
        </text:list-item>
        <text:list-item>
          <text:p text:style-name="P37"><text:span text:style-name="Source_20_Text"><text:span text:style-name="T30">Twitter_Geo:</text:span></text:span><text:span text:style-name="Source_20_Text"><text:span text:style-name="T12"> </text:span></text:span><text:span text:style-name="Source_20_Text"><text:span text:style-name="T8">clase que se utiliza para acciones relacionadas con la geolocalización. Requiere el paquete winterwell.jgeoplanet. </text:span></text:span><text:span text:style-name="Source_20_Text"><text:span text:style-name="T9">Contiene métodos para obtener las coordenadas de la localización y su nombre, </text:span></text:span><text:span text:style-name="Source_20_Text"><text:span text:style-name="T19">devolviéndolas en forma de Place. Se utiliza también para búsquedas de usuarios dentro de un lugar.</text:span></text:span></text:p>
        </text:list-item>
        <text:list-item>
          <text:p text:style-name="P34"><text:soft-page-break/><text:span text:style-name="Source_20_Text"><text:span text:style-name="T29">Twitter_Users: </text:span></text:span><text:span text:style-name="Source_20_Text"><text:span text:style-name="T13">se trata de una clase que provee métodos con los que realizar acciones sobre los usuarios y las relaciones entre ellos. Entre los métodos que contiene esta clase podemos destacar:</text:span></text:span></text:p>
          <text:list>
            <text:list-item>
              <text:p text:style-name="P31"><text:span text:style-name="Source_20_Text"><text:span text:style-name="T47">User </text:span></text:span><text:span text:style-name="Source_20_Text"><text:span text:style-name="Strong_20_Emphasis"><text:span text:style-name="T47">follow</text:span></text:span></text:span><text:span text:style-name="Source_20_Text"><text:span text:style-name="T47">(String username): </text:span></text:span><text:span text:style-name="Source_20_Text"><text:span text:style-name="T52">para empezar a seguir al usuario </text:span></text:span><text:span text:style-name="Source_20_Text"><text:span text:style-name="T52">indicado.</text:span></text:span></text:p>
            </text:list-item>
            <text:list-item>
              <text:p text:style-name="P31"><text:span text:style-name="Source_20_Text"><text:span text:style-name="T47">User </text:span></text:span><text:span text:style-name="Source_20_Text"><text:span text:style-name="Strong_20_Emphasis"><text:span text:style-name="T47">follow</text:span></text:span></text:span><text:span text:style-name="Source_20_Text"><text:span text:style-name="T47">(User user): </text:span></text:span><text:span text:style-name="Source_20_Text"><text:span text:style-name="T52">para empezar a seguir al usuario indicado.</text:span></text:span></text:p>
            </text:list-item>
            <text:list-item>
              <text:p text:style-name="P31"><text:span text:style-name="Source_20_Text"><text:span text:style-name="T47">List&lt; Number&gt; </text:span></text:span><text:span text:style-name="Source_20_Text"><text:span text:style-name="Strong_20_Emphasis"><text:span text:style-name="T47">getFollowerIDs</text:span></text:span></text:span><text:span text:style-name="Source_20_Text"><text:span text:style-name="T47">(): </text:span></text:span><text:span text:style-name="Source_20_Text"><text:span text:style-name="T52">devuelve una lista de usuarios que están siguiendo al usuario actual.</text:span></text:span></text:p>
            </text:list-item>
            <text:list-item>
              <text:p text:style-name="P31"><text:span text:style-name="Source_20_Text"><text:span text:style-name="T47">List&lt; Number&gt; </text:span></text:span><text:span text:style-name="Source_20_Text"><text:span text:style-name="Strong_20_Emphasis"><text:span text:style-name="T47">getFollowerIDs</text:span></text:span></text:span><text:span text:style-name="Source_20_Text"><text:span text:style-name="T47">(String screenName): </text:span></text:span><text:span text:style-name="Source_20_Text"><text:span text:style-name="T52">devuelve una lista de usuarios que están siguiendo al usuario indicado.</text:span></text:span></text:p>
            </text:list-item>
            <text:list-item>
              <text:p text:style-name="P31"><text:span text:style-name="Source_20_Text"><text:span text:style-name="T40"/></text:span></text:p>
            </text:list-item>
            <text:list-item>
              <text:p text:style-name="P31"><text:span text:style-name="Source_20_Text"><text:span text:style-name="T47">List&lt; Number&gt; </text:span></text:span><text:span text:style-name="Source_20_Text"><text:span text:style-name="Strong_20_Emphasis"><text:span text:style-name="T47">getFriendIDs</text:span></text:span></text:span><text:span text:style-name="Source_20_Text"><text:span text:style-name="T47">(): </text:span></text:span><text:span text:style-name="Source_20_Text"><text:span text:style-name="T52">devuelve una lista de usuarios a los que está siguiendo el usuario actual.</text:span></text:span></text:p>
            </text:list-item>
            <text:list-item>
              <text:p text:style-name="P31"><text:span text:style-name="Source_20_Text"><text:span text:style-name="T47">List&lt; Number&gt; </text:span></text:span><text:span text:style-name="Source_20_Text"><text:span text:style-name="Strong_20_Emphasis"><text:span text:style-name="T47">getFriendIDs</text:span></text:span></text:span><text:span text:style-name="Source_20_Text"><text:span text:style-name="T47">( String screenName): </text:span></text:span><text:span text:style-name="Source_20_Text"><text:span text:style-name="T52">devuelve una lista de </text:span></text:span><text:span text:style-name="Source_20_Text"><text:span text:style-name="T52">usuarios a los que está siguiendo el usuario </text:span></text:span><text:span text:style-name="Source_20_Text"><text:span text:style-name="T53">indicado</text:span></text:span><text:span text:style-name="Source_20_Text"><text:span text:style-name="T52">.</text:span></text:span></text:p>
            </text:list-item>
            <text:list-item>
              <text:p text:style-name="P31"><text:span text:style-name="Source_20_Text"><text:span text:style-name="T47">User </text:span></text:span><text:span text:style-name="Source_20_Text"><text:span text:style-name="Strong_20_Emphasis"><text:span text:style-name="T47">getUser</text:span></text:span></text:span><text:span text:style-name="Source_20_Text"><text:span text:style-name="T47">(long userId): </text:span></text:span><text:span text:style-name="Source_20_Text"><text:span text:style-name="T53">obtiene una instancia de esta clase para un usuario dado.</text:span></text:span><text:span text:style-name="T47"> </text:span></text:p>
            </text:list-item>
            <text:list-item>
              <text:p text:style-name="P31"><text:span text:style-name="Source_20_Text"><text:span text:style-name="T47">User </text:span></text:span><text:span text:style-name="Source_20_Text"><text:span text:style-name="Strong_20_Emphasis"><text:span text:style-name="T47">getUser</text:span></text:span></text:span><text:span text:style-name="Source_20_Text"><text:span text:style-name="T47">( String screenName): </text:span></text:span><text:span text:style-name="Source_20_Text"><text:span text:style-name="T53">obtiene una instancia de esta clase para un usuario dado.</text:span></text:span><text:span text:style-name="Source_20_Text"><text:span text:style-name="T47"> </text:span></text:span><text:span text:style-name="T47"><text:s/></text:span></text:p>
            </text:list-item>
            <text:list-item>
              <text:p text:style-name="P31"><text:span text:style-name="Source_20_Text"><text:span text:style-name="Strong_20_Emphasis"><text:span text:style-name="T47">isFollower</text:span></text:span></text:span><text:span text:style-name="Source_20_Text"><text:span text:style-name="T47">( String followerScreenName, <text:s/>String followedScreenName): </text:span></text:span><text:span text:style-name="Source_20_Text"><text:span text:style-name="T53">indica si un usuario dado está siguiendo a otro usuario dado.</text:span></text:span></text:p>
            </text:list-item>
            <text:list-item>
              <text:p text:style-name="P31"><text:span text:style-name="Source_20_Text"><text:span text:style-name="T47">boolean </text:span></text:span><text:span text:style-name="Source_20_Text"><text:span text:style-name="Strong_20_Emphasis"><text:span text:style-name="T47">isFollowing</text:span></text:span></text:span><text:span text:style-name="Source_20_Text"><text:span text:style-name="T47">( String userB): </text:span></text:span><text:span text:style-name="Source_20_Text"><text:span text:style-name="T53">indica si el usuario actual está </text:span></text:span><text:span text:style-name="Source_20_Text"><text:span text:style-name="T53">siguiendo <text:s/>a un usuario dado.</text:span></text:span></text:p>
            </text:list-item>
            <text:list-item>
              <text:p text:style-name="P31"><text:span text:style-name="Source_20_Text"><text:span text:style-name="T47">boolean </text:span></text:span><text:span text:style-name="Source_20_Text"><text:span text:style-name="Strong_20_Emphasis"><text:span text:style-name="T47">isFollowing</text:span></text:span></text:span><text:span text:style-name="Source_20_Text"><text:span text:style-name="T47">(User user): </text:span></text:span><text:span text:style-name="Source_20_Text"><text:span text:style-name="T53">indica si el usuario actual está siguiendo <text:s/>a un usuario dado.</text:span></text:span></text:p>
            </text:list-item>
            <text:list-item>
              <text:p text:style-name="P31"><text:span text:style-name="Source_20_Text"><text:span text:style-name="T47">List&lt;User&gt; </text:span></text:span><text:span text:style-name="Source_20_Text"><text:span text:style-name="Strong_20_Emphasis"><text:span text:style-name="T47">searchUsers</text:span></text:span></text:span><text:span text:style-name="Source_20_Text"><text:span text:style-name="T47">( String searchTerm): </text:span></text:span><text:span text:style-name="Source_20_Text"><text:span text:style-name="T53">busca usuarios que contengan el término buscado en su nombre.</text:span></text:span></text:p>
            </text:list-item>
            <text:list-item>
              <text:p text:style-name="P31"><text:span text:style-name="Source_20_Text"><text:span text:style-name="T47">User </text:span></text:span><text:span text:style-name="Source_20_Text"><text:span text:style-name="Strong_20_Emphasis"><text:span text:style-name="T47">stopFollowing</text:span></text:span></text:span><text:span text:style-name="Source_20_Text"><text:span text:style-name="T47">( String username): </text:span></text:span><text:span text:style-name="Source_20_Text"><text:span text:style-name="T53">deja de seguir a un usuario dado.</text:span></text:span></text:p>
            </text:list-item>
            <text:list-item>
              <text:p text:style-name="P31"><text:span text:style-name="Source_20_Text"><text:span text:style-name="T47">User </text:span></text:span><text:span text:style-name="Source_20_Text"><text:span text:style-name="Strong_20_Emphasis"><text:span text:style-name="T47">stopFollowing</text:span></text:span></text:span><text:span text:style-name="Source_20_Text"><text:span text:style-name="T47">(User user)</text:span></text:span><text:span text:style-name="T47"> </text:span><text:span text:style-name="Source_20_Text"><text:span text:style-name="T47">: </text:span></text:span><text:span text:style-name="Source_20_Text"><text:span text:style-name="T53">deja de seguir a un usuario dado.</text:span></text:span></text:p>
            </text:list-item>
            <text:list-item>
              <text:p text:style-name="P31"><text:span text:style-name="Source_20_Text"><text:span text:style-name="T47">boolean </text:span></text:span><text:span text:style-name="Source_20_Text"><text:span text:style-name="Strong_20_Emphasis"><text:span text:style-name="T47">userExists</text:span></text:span></text:span><text:span text:style-name="Source_20_Text"><text:span text:style-name="T47">( String screenName): </text:span></text:span><text:span text:style-name="Source_20_Text"><text:span text:style-name="T53">indica si el usuario indicado existe.</text:span></text:span></text:p>
            </text:list-item>
          </text:list>
        </text:list-item>
        <text:list-item>
          <text:p text:style-name="P34"><text:span text:style-name="Source_20_Text"><text:span text:style-name="T29">Twitter.TweetEntity:</text:span></text:span><text:span text:style-name="Source_20_Text"><text:span text:style-name="T69"> </text:span></text:span><text:span text:style-name="Source_20_Text"><text:span text:style-name="T62">clase que representa una entity de Twitter.</text:span></text:span></text:p>
        </text:list-item>
        <text:list-item>
          <text:p text:style-name="P34"><text:span text:style-name="Source_20_Text"><text:span text:style-name="T29">TwitterEvent:</text:span></text:span><text:span text:style-name="Source_20_Text"><text:span text:style-name="T54"> </text:span></text:span><text:span text:style-name="Source_20_Text"><text:span text:style-name="T62">clase que representa un evento. Destacamos los siguientes métodos:</text:span></text:span></text:p>
          <text:list>
            <text:list-item>
              <text:p text:style-name="P31"><text:span text:style-name="Source_20_Text"><text:span text:style-name="T47">Date </text:span></text:span><text:span text:style-name="Source_20_Text"><text:span text:style-name="Strong_20_Emphasis"><text:span text:style-name="T47">getCreatedAt</text:span></text:span></text:span><text:span text:style-name="Source_20_Text"><text:span text:style-name="T47">(): </text:span></text:span><text:span text:style-name="Source_20_Text"><text:span text:style-name="T54">fecha en la que se produjo el evento.</text:span></text:span></text:p>
            </text:list-item>
            <text:list-item>
              <text:p text:style-name="P31"><text:span text:style-name="Source_20_Text"><text:span text:style-name="T47">User </text:span></text:span><text:span text:style-name="Source_20_Text"><text:span text:style-name="Strong_20_Emphasis"><text:span text:style-name="T47">getSource</text:span></text:span></text:span><text:span text:style-name="Source_20_Text"><text:span text:style-name="T47">(): </text:span></text:span><text:span text:style-name="Source_20_Text"><text:span text:style-name="T54">usuario que originó el evento.</text:span></text:span></text:p>
            </text:list-item>
            <text:list-item>
              <text:p text:style-name="P31"><text:span text:style-name="Source_20_Text"><text:span text:style-name="T47">User </text:span></text:span><text:span text:style-name="Source_20_Text"><text:span text:style-name="Strong_20_Emphasis"><text:span text:style-name="T47">getTarget</text:span></text:span></text:span><text:span text:style-name="Source_20_Text"><text:span text:style-name="T47">(): </text:span></text:span><text:span text:style-name="Source_20_Text"><text:span text:style-name="T54">usuario que se vio afectado por el evento.</text:span></text:span></text:p>
            </text:list-item>
            <text:list-item>
              <text:p text:style-name="P31"><text:span text:style-name="Source_20_Text"><text:span text:style-name="T47">Object </text:span></text:span><text:span text:style-name="Source_20_Text"><text:span text:style-name="Strong_20_Emphasis"><text:span text:style-name="T47">getTargetObject</text:span></text:span></text:span><text:span text:style-name="Source_20_Text"><text:span text:style-name="T47">(): </text:span></text:span><text:span text:style-name="Source_20_Text"><text:span text:style-name="T54">objeto afectado si no se trataba de un usuario.</text:span></text:span></text:p>
            </text:list-item>
            <text:list-item>
              <text:p text:style-name="P31"><text:span text:style-name="Source_20_Text"><text:span text:style-name="T47">String </text:span></text:span><text:span text:style-name="Source_20_Text"><text:span text:style-name="Strong_20_Emphasis"><text:span text:style-name="T47">getType</text:span></text:span></text:span><text:span text:style-name="Source_20_Text"><text:span text:style-name="T47">(): </text:span></text:span><text:span text:style-name="Source_20_Text"><text:span text:style-name="T54">devuelve el tipo de evento (los de la interfaz TwitterEvent.Type)</text:span></text:span></text:p>
            </text:list-item>
          </text:list>
        </text:list-item>
        <text:list-item>
          <text:p text:style-name="P43"><text:span text:style-name="Source_20_Text"><text:span text:style-name="T59">TwitterList </text:span></text:span><text:span text:style-name="Source_20_Text"><text:span text:style-name="T63">: lista de usuario que hace carga bajo demanda de sus entradas.</text:span></text:span></text:p>
        </text:list-item>
        <text:list-item>
          <text:p text:style-name="P44"><text:span text:style-name="Source_20_Text"><text:span text:style-name="T60">TwitterStream: </text:span></text:span><text:span text:style-name="Source_20_Text"><text:span text:style-name="T64">clase para la conexión con la API stream.</text:span></text:span></text:p>
        </text:list-item>
        <text:list-item>
          <text:p text:style-name="P44"><text:span text:style-name="Source_20_Text"><text:span text:style-name="T60">URLConnectionHttpClient: </text:span></text:span><text:span text:style-name="Source_20_Text"><text:span text:style-name="T64">un cliente HTTP.</text:span></text:span></text:p>
        </text:list-item>
        <text:list-item>
          <text:p text:style-name="P45"><text:span text:style-name="Source_20_Text"><text:span text:style-name="T29">User:</text:span></text:span><text:span text:style-name="Source_20_Text"><text:span text:style-name="T64"> clase que representa a un usuario y las acciones que se pueden realizar sobre él, sobretodo métodos </text:span></text:span><text:span text:style-name="Source_20_Text"><text:span text:style-name="T66">getter</text:span></text:span><text:span text:style-name="Source_20_Text"><text:span text:style-name="T64"> para obtener información del usuario. Entre sus métodos destacamos los siguientes:</text:span></text:span></text:p>
          <text:list>
            <text:list-item>
              <text:p text:style-name="P31"><text:span text:style-name="Source_20_Text"><text:span text:style-name="T47">Date </text:span></text:span><text:span text:style-name="Source_20_Text"><text:span text:style-name="Strong_20_Emphasis"><text:span text:style-name="T47">getCreatedAt</text:span></text:span></text:span><text:span text:style-name="Source_20_Text"><text:span text:style-name="T47">(): </text:span></text:span><text:span text:style-name="Source_20_Text"><text:span text:style-name="T55">fecha en que se registró el usuario.</text:span></text:span></text:p>
            </text:list-item>
            <text:list-item>
              <text:p text:style-name="P31"><text:soft-page-break/><text:span text:style-name="Source_20_Text"><text:span text:style-name="T47">String </text:span></text:span><text:span text:style-name="Source_20_Text"><text:span text:style-name="Strong_20_Emphasis"><text:span text:style-name="T47">getDescription</text:span></text:span></text:span><text:span text:style-name="Source_20_Text"><text:span text:style-name="T47">(): </text:span></text:span><text:span text:style-name="Source_20_Text"><text:span text:style-name="T55">descripción del usuario.</text:span></text:span></text:p>
            </text:list-item>
            <text:list-item>
              <text:p text:style-name="P31"><text:span text:style-name="Source_20_Text"><text:span text:style-name="T47">int </text:span></text:span><text:span text:style-name="Source_20_Text"><text:span text:style-name="Strong_20_Emphasis"><text:span text:style-name="T47">getFavoritesCount</text:span></text:span></text:span><text:span text:style-name="Source_20_Text"><text:span text:style-name="T47">(): </text:span></text:span><text:span text:style-name="Source_20_Text"><text:span text:style-name="T55">número de favoritos del usuario.</text:span></text:span></text:p>
            </text:list-item>
            <text:list-item>
              <text:p text:style-name="P31"><text:span text:style-name="Source_20_Text"><text:span text:style-name="T47">int </text:span></text:span><text:span text:style-name="Source_20_Text"><text:span text:style-name="Strong_20_Emphasis"><text:span text:style-name="T47">getFollowersCount</text:span></text:span></text:span><text:span text:style-name="Source_20_Text"><text:span text:style-name="T47">()</text:span></text:span><text:span text:style-name="T47"> : </text:span><text:span text:style-name="T55">número de seguidores del usuario.</text:span></text:p>
            </text:list-item>
            <text:list-item>
              <text:p text:style-name="P31"><text:span text:style-name="Source_20_Text"><text:span text:style-name="T47">int </text:span></text:span><text:span text:style-name="Source_20_Text"><text:span text:style-name="Strong_20_Emphasis"><text:span text:style-name="T47">getFriendsCount</text:span></text:span></text:span><text:span text:style-name="Source_20_Text"><text:span text:style-name="T47">()</text:span></text:span><text:span text:style-name="T47"> : </text:span><text:span text:style-name="T55">número de usuarios a los que sigue este usuario.</text:span></text:p>
            </text:list-item>
            <text:list-item>
              <text:p text:style-name="P31"><text:span text:style-name="Source_20_Text"><text:span text:style-name="T47">Long </text:span></text:span><text:span text:style-name="Source_20_Text"><text:span text:style-name="Strong_20_Emphasis"><text:span text:style-name="T47">getId</text:span></text:span></text:span><text:span text:style-name="Source_20_Text"><text:span text:style-name="T47">()</text:span></text:span></text:p>
            </text:list-item>
            <text:list-item>
              <text:p text:style-name="P31"><text:span text:style-name="Source_20_Text"><text:span text:style-name="T47">String </text:span></text:span><text:span text:style-name="Source_20_Text"><text:span text:style-name="Strong_20_Emphasis"><text:span text:style-name="T47">getName</text:span></text:span></text:span><text:span text:style-name="Source_20_Text"><text:span text:style-name="T47">(): </text:span></text:span><text:span text:style-name="Source_20_Text"><text:span text:style-name="T55">nombre real del usuario.</text:span></text:span></text:p>
            </text:list-item>
            <text:list-item>
              <text:p text:style-name="P31"><text:span text:style-name="Source_20_Text"><text:span text:style-name="T47">Place </text:span></text:span><text:span text:style-name="Source_20_Text"><text:span text:style-name="Strong_20_Emphasis"><text:span text:style-name="T47">getPlace</text:span></text:span></text:span><text:span text:style-name="Source_20_Text"><text:span text:style-name="T47">()</text:span></text:span><text:span text:style-name="T47"> </text:span></text:p>
            </text:list-item>
            <text:list-item>
              <text:p text:style-name="P31"><text:span text:style-name="Source_20_Text"><text:span text:style-name="T47">URI </text:span></text:span><text:span text:style-name="Source_20_Text"><text:span text:style-name="Strong_20_Emphasis"><text:span text:style-name="T47">getProfileImageUrl</text:span></text:span></text:span><text:span text:style-name="Source_20_Text"><text:span text:style-name="T47">(): </text:span></text:span><text:span text:style-name="Source_20_Text"><text:span text:style-name="T55">devuelve la URL de la imagen de perfil.</text:span></text:span></text:p>
            </text:list-item>
            <text:list-item>
              <text:p text:style-name="P31"><text:span text:style-name="Source_20_Text"><text:span text:style-name="T47">boolean </text:span></text:span><text:span text:style-name="Source_20_Text"><text:span text:style-name="Strong_20_Emphasis"><text:span text:style-name="T47">getProtectedUser</text:span></text:span></text:span><text:span text:style-name="Source_20_Text"><text:span text:style-name="T47">()</text:span></text:span><text:span text:style-name="T47"> </text:span></text:p>
            </text:list-item>
            <text:list-item>
              <text:p text:style-name="P31"><text:span text:style-name="Source_20_Text"><text:span text:style-name="T47">String </text:span></text:span><text:span text:style-name="Source_20_Text"><text:span text:style-name="Strong_20_Emphasis"><text:span text:style-name="T47">getScreenName</text:span></text:span></text:span><text:span text:style-name="Source_20_Text"><text:span text:style-name="T47">(): </text:span></text:span><text:span text:style-name="Source_20_Text"><text:span text:style-name="T55">apodo del usuario en Twitter.</text:span></text:span></text:p>
            </text:list-item>
            <text:list-item>
              <text:p text:style-name="P31"><text:span text:style-name="Source_20_Text"><text:span text:style-name="T64">Status</text:span></text:span><text:span text:style-name="Source_20_Text"><text:span text:style-name="T47"> </text:span></text:span><text:span text:style-name="Source_20_Text"><text:span text:style-name="Strong_20_Emphasis"><text:span text:style-name="T47">getStatus</text:span></text:span></text:span><text:span text:style-name="Source_20_Text"><text:span text:style-name="T47">(): </text:span></text:span><text:span text:style-name="Source_20_Text"><text:span text:style-name="T55">último tweet del usuario.</text:span></text:span></text:p>
            </text:list-item>
            <text:list-item>
              <text:p text:style-name="P31"><text:span text:style-name="Source_20_Text"><text:span text:style-name="T64">int</text:span></text:span><text:span text:style-name="Source_20_Text"><text:span text:style-name="T47"> </text:span></text:span><text:span text:style-name="Source_20_Text"><text:span text:style-name="Strong_20_Emphasis"><text:span text:style-name="T47">getStatusesCount</text:span></text:span></text:span><text:span text:style-name="Source_20_Text"><text:span text:style-name="T47">(): </text:span></text:span><text:span text:style-name="Source_20_Text"><text:span text:style-name="T55">número de tweets del usuario.</text:span></text:span></text:p>
            </text:list-item>
            <text:list-item>
              <text:p text:style-name="P31"><text:span text:style-name="Source_20_Text"><text:span text:style-name="T64">Boolean</text:span></text:span><text:span text:style-name="Source_20_Text"><text:span text:style-name="T47"> </text:span></text:span><text:span text:style-name="Source_20_Text"><text:span text:style-name="Strong_20_Emphasis"><text:span text:style-name="T47">isFollowedByYou</text:span></text:span></text:span><text:span text:style-name="Source_20_Text"><text:span text:style-name="T47">(): </text:span></text:span><text:span text:style-name="Source_20_Text"><text:span text:style-name="T55">si el usuario actual está siguiendo a este </text:span></text:span><text:span text:style-name="Source_20_Text"><text:span text:style-name="T55">usuario.</text:span></text:span></text:p>
            </text:list-item>
            <text:list-item>
              <text:p text:style-name="P31"><text:span text:style-name="Source_20_Text"><text:span text:style-name="T47">Boolean </text:span></text:span><text:span text:style-name="Source_20_Text"><text:span text:style-name="Strong_20_Emphasis"><text:span text:style-name="T47">isFollowingYou</text:span></text:span></text:span><text:span text:style-name="Source_20_Text"><text:span text:style-name="T47">(): </text:span></text:span><text:span text:style-name="Source_20_Text"><text:span text:style-name="T55">si este usuario está siguiendo al usuario actual.</text:span></text:span></text:p>
            </text:list-item>
            <text:list-item>
              <text:p text:style-name="P31"><text:span text:style-name="Source_20_Text"><text:span text:style-name="T64">boolean</text:span></text:span><text:span text:style-name="Source_20_Text"><text:span text:style-name="T47"> </text:span></text:span><text:span text:style-name="Source_20_Text"><text:span text:style-name="Strong_20_Emphasis"><text:span text:style-name="T47">isProtectedUser</text:span></text:span></text:span><text:span text:style-name="Source_20_Text"><text:span text:style-name="T47">(): </text:span></text:span><text:span text:style-name="Source_20_Text"><text:span text:style-name="T55">si se trata de un usuario con protección (privado).</text:span></text:span></text:p>
            </text:list-item>
          </text:list>
        </text:list-item>
        <text:list-item>
          <text:p text:style-name="P46"><text:span text:style-name="Source_20_Text"><text:span text:style-name="T65">User</text:span></text:span><text:span text:style-name="Source_20_Text"><text:span text:style-name="T64">Stream: clase </text:span></text:span><text:span text:style-name="Source_20_Text"><text:span text:style-name="T67">deprecated</text:span></text:span><text:span text:style-name="Source_20_Text"><text:span text:style-name="T65"> </text:span></text:span><text:span text:style-name="Source_20_Text"><text:span text:style-name="T64">para la conexión con la API stream.</text:span></text:span></text:p>
        </text:list-item>
      </text:list>
      <text:p text:style-name="P17"><text:span text:style-name="Source_20_Text"><text:span text:style-name="T64"/></text:span></text:p>
      <text:p text:style-name="P13"><text:span text:style-name="Source_20_Text"><text:span text:style-name="T68">Conclusiones</text:span></text:span></text:p>
      <text:p text:style-name="P13"><text:span text:style-name="Source_20_Text"><text:span text:style-name="T14">Una vez realizado el análisis de la librería pudimos darnos cuenta de que la interfaz no era clara, no estaba correctamente planificada y parecía que se había ido desarrollando en base a las necesidades que iban surgiendo. </text:span></text:span></text:p>
      <text:p text:style-name="P13"><text:span text:style-name="Source_20_Text"><text:span text:style-name="T14"/></text:span></text:p>
      <text:p text:style-name="P13"><text:span text:style-name="Source_20_Text"><text:span text:style-name="T14">Hay ciertas cosas que carecen de sentido, como por ejemplo que los valores de las propiedades del perfil de un usuario se guarden desde Twitter_Acount con setProfile pero se obtengan desde User...deberían estar en la misma clase.</text:span></text:span></text:p>
      <text:p text:style-name="P13"><text:span text:style-name="Source_20_Text"><text:span text:style-name="T14">Tampoco estamos de acuerdo en que las clases tengan bastantes atributos públicos en vez de métodos con los que obtener el valor.</text:span></text:span></text:p>
      <text:p text:style-name="P13"><text:span text:style-name="Source_20_Text"><text:span text:style-name="T14"/></text:span></text:p>
      <text:p text:style-name="P13"><text:span text:style-name="Source_20_Text"><text:span text:style-name="T14">En nuestra opinión, la librería todavía no es lo suficientemente buena para implementar su interfaz en nuestro servidor. Sin embargo, dado que teníamos que realizar un cliente que fuese capaz de conectarse tanto a nuestro servidor de Twitter como al servidor real (mediante JTwitter) nos vimos obligados a implementar parte de la interfaz en nuestro servidor para no tener que hacer dos códigos distintos para las dos conexiones.</text:span></text:span></text:p>
      <text:p text:style-name="P13"><text:span text:style-name="Source_20_Text"><text:span text:style-name="T14"/></text:span></text:p>
      <text:p text:style-name="P13"><text:span text:style-name="Source_20_Text"><text:span text:style-name="T14">Durante el desarrollo del proyecto, hemos tenido que modificar el código fuente de JTwitter para añadirle cosas que le faltaban (ciertos tipos de evento, algunos métodos, etc). Además de tener que generar un conjunto de interfaces similares a las clases descritas anteriormente y tener que modificar los nombres de las clases y hacer que implementen las interfaces con su nombre (por ejemplo, la clase Twitter pasa a llamarse TwitterImpl y TwitterImpl implementa la interfaz Twitter).</text:span></text:span></text:p>
      <text:p text:style-name="P13"><text:span text:style-name="Source_20_Text"><text:span text:style-name="T14"/></text:span></text:p>
      <text:p text:style-name="P18"><text:span text:style-name="Source_20_Text"><text:span text:style-name="T21">Otro problema importante que tiene esta libreria es que al no estar optimizada y requiere demasiadas consultas al servidor de twitter. Esto no seria un problema si no fuera porque twitter solo permite 350 peticiones por hora para un cliente. En la web recomiendan usar twitterStream, una librería que evita este tipo de problemas. Esto afecta el funcionamiento de nuestro cliente y es normal que luego de estar un rato usándolo se pierda la conexión con el servidor de twitter, lanzando una excepción RATELIMT que no es más que lo explicado anteriormente.</text:span></text:span></text:p>
      <text:p text:style-name="P13"><text:span text:style-name="Source_20_Text"><text:span text:style-name="T14"/></text:span></text:p>
      <text:p text:style-name="P13"><text:soft-page-break/><text:span text:style-name="Source_20_Text"><text:span text:style-name="T14"/></text:span></text:p>
      <text:p text:style-name="P8"><text:span text:style-name="Source_20_Text"><text:span text:style-name="T35">Breve descripción del sistema</text:span></text:span></text:p>
      <text:p text:style-name="P8"><text:span text:style-name="Source_20_Text"><text:span text:style-name="T32"/></text:span></text:p>
      <text:p text:style-name="P14"><text:span text:style-name="Source_20_Text"><text:span text:style-name="T15">En general, el sistema se puede dividir en 3 partes principales: el cliente, el servidor y un conjunto de interfaces comunes. Todo el código del cliente (exceptuando la parte de login y conexión) utiliza esas interfaces comunes. Tanto nuestro servidor como nuestro paquete modificado de JTwitter implementan esas interfaces; de esta manera, con el mismo código se puede conectar a dos elementos diferentes como son nuestro servidor y la librería de JTwitter.</text:span></text:span></text:p>
      <text:p text:style-name="P14"><text:span text:style-name="Source_20_Text"><text:span text:style-name="T15"/></text:span></text:p>
      <text:p text:style-name="P15"><text:span text:style-name="Source_20_Text"><text:span text:style-name="T15">Nuestro servidor de Twitter utiliza la tecnología Java RMI para proporcionar al acceso a unos métodos dados por las interfaces comunes. Durante la fase de conexión en el cliente, se obtiene un objeto que implementa la interfaz Twitter gracias al cual se pueden realizar todas las acciones que va a necesitar el cliente. </text:span></text:span></text:p>
      <text:p text:style-name="P15"><text:span text:style-name="Source_20_Text"><text:span text:style-name="T15"/></text:span></text:p>
      <text:p text:style-name="P15"><text:span text:style-name="Source_20_Text"><text:span text:style-name="T15">Para el almacenamiento de la información el servidor utiliza una base de datos MySQL a la que se </text:span></text:span><text:span text:style-name="Source_20_Text"><text:span text:style-name="T15">conecta desde Java mediante JDBC. Toda la complejidad de la conexión y consulta a la base de datos se ha concentrado en una clase que proporciona dos métodos para realizar consultas </text:span></text:span><text:span text:style-name="Source_20_Text"><text:span text:style-name="T16">(query y </text:span></text:span><text:span text:style-name="Source_20_Text"><text:span text:style-name="T16">updateQuery) y que se encarga también de la reconexión en caso de perderse la conexión con la </text:span></text:span><text:span text:style-name="Source_20_Text"><text:span text:style-name="T16">base de datos.</text:span></text:span></text:p>
      <text:p text:style-name="P15"><text:span text:style-name="Source_20_Text"><text:span text:style-name="T16"/></text:span></text:p>
      <text:p text:style-name="P15"><text:span text:style-name="Source_20_Text"><text:span text:style-name="T16">Además, nuestro servidor también actua como un servidor de almacenamiento de imágenes, proporcionando unos métodos mediante los cuales un cliente puede guardar imágenes en el servidor devolviendosele un identificador con el cual podrá obtener posteriormente la imagen.</text:span></text:span></text:p>
      <text:p text:style-name="P15"><text:span text:style-name="Source_20_Text"><text:span text:style-name="T16"/></text:span></text:p>
      <text:p text:style-name="P15"><text:span text:style-name="Source_20_Text"><text:span text:style-name="T16">El servidor notifica a eventos al cliente mediante RMI. Durante el login, el cliente proporcionó un objeto mediante RMI que implementa IListen con el cual poder notificar los diferentes eventos que van ocurriendo.</text:span></text:span></text:p>
      <text:p text:style-name="P14"><text:span text:style-name="Source_20_Text"><text:span text:style-name="T16"/></text:span></text:p>
      <text:p text:style-name="P15"><text:span text:style-name="Source_20_Text"><text:span text:style-name="T16">El cliente está desarrollado utilizando JavaFX, una tecnología que está surgiendo y que está destinada a ser el sucesor de Swing. El cliente sigue una estructura bastante jerárquica en el sentido de que hay ciertos elementos de la interfaz que contienen a otros (los llamados "Controller"). WorldController es el que recibe los eventos del servidor (mediante una clase intermedia dependiente del tipo de conexión que tenemos actualmente) y se encarga de reenviarlo a los elementos que contiene que a su vez hacen lo mismo.</text:span></text:span></text:p>
      <text:p text:style-name="P15"><text:span text:style-name="Source_20_Text"><text:span text:style-name="T16"/></text:span></text:p>
      <text:p text:style-name="P15"><text:span text:style-name="Source_20_Text"><text:span text:style-name="T16">Debido a la lentitud de JTwitter, de la carga de fxml de JavaFX y del bloqueo al que se ve sometido la interfaz durante ese tiempo, las diferentes partes de la interfaz se cargan mediante carga bajo demanda (lazy-loading) para reducir así los tiempos sin respuesta de la interfaz gráfica.</text:span></text:span></text:p>
      <text:p text:style-name="P15"><text:span text:style-name="Source_20_Text"><text:span text:style-name="T16"/></text:span></text:p>
      <text:p text:style-name="P15"><text:span text:style-name="Source_20_Text"><text:span text:style-name="T16">Nuestro cliente ofrece la gran mayoría de las características de Twitter: publicación de tweets, hashtags, busquedas, acortamiento de URLs, menciones, eventos, protección de cuentas, geolocalización, </text:span></text:span><text:span text:style-name="Source_20_Text"><text:span text:style-name="T17">mensajes privados...</text:span></text:span></text:p>
      <text:p text:style-name="P15"><text:span text:style-name="Source_20_Text"><text:span text:style-name="T16"/></text:span></text:p>
      <text:p text:style-name="P15"><text:span text:style-name="Source_20_Text"><text:span text:style-name="T16"/></text:span></text:p>
      <text:p text:style-name="P9"><text:span text:style-name="Source_20_Text"><text:span text:style-name="T36">Definición de la interfaz</text:span></text:span><text:span text:style-name="Source_20_Text"><text:span text:style-name="T35"> del sistema</text:span></text:span></text:p>
      <text:p text:style-name="P9"><text:span text:style-name="Source_20_Text"><text:span text:style-name="T34"/></text:span></text:p>
      <text:p text:style-name="P16"><text:span text:style-name="Source_20_Text"><text:span text:style-name="T18">Toda la interfaz del sistema ha sido documentada con Javadoc. Debido a la imposiblididad de meterlo dentro de la memoria lo hemos agregado dentro de la misma carpeta que contiene esta misma memoria.</text:span></text:span></text:p>
      <text:p text:style-name="P16"><text:span text:style-name="Source_20_Text"><text:span text:style-name="T18"/></text:span></text:p>
      <text:p text:style-name="P16"><text:span text:style-name="Source_20_Text"><text:span text:style-name="T18"/></text:span></text:p>
      <text:p text:style-name="P9"><text:span text:style-name="Source_20_Text"><text:span text:style-name="T36">Diagrama de clases</text:span></text:span></text:p>
      <text:p text:style-name="P9"><text:span text:style-name="Source_20_Text"><text:span text:style-name="T33"/></text:span></text:p>
      <text:p text:style-name="P7"><text:soft-page-break/><text:span text:style-name="Source_20_Text"><text:span text:style-name="T22">Debido a la gran cantidad de clases que contiene nuestro sistema se han añadido las <text:s/>dos imágenes con el diagrama de clases del servidor y del cliente en la misma carpeta en la que se encuentra esta memoria.</text:span></text:span></text:p>
      <text:p text:style-name="P7"><text:span text:style-name="Source_20_Text"><text:span text:style-name="T22"/></text:span></text:p>
      <text:p text:style-name="P7"><text:span text:style-name="Source_20_Text"><text:span text:style-name="T22"/></text:span></text:p>
      <text:p text:style-name="P20">Opinión person<text:span text:style-name="T71">al</text:span></text:p>
      <text:p text:style-name="P32"><text:span text:style-name="Source_20_Text"><text:span text:style-name="T23"/></text:span></text:p>
      <text:p text:style-name="P32"><text:span text:style-name="Source_20_Text"><text:span text:style-name="T23">El proyecto nos a parecido <text:s/>interesante ya que hemos </text:span></text:span><text:span text:style-name="Source_20_Text"><text:span text:style-name="T24">trabajado con</text:span></text:span><text:span text:style-name="Source_20_Text"><text:span text:style-name="T23"> diversas tecnologias de la plataforma <text:s/>java, integrándolas para obtener un producto final allá de una práctica introductoria. También nos ha gustado la idea de integrar nuestra aplicación con librerias externas </text:span></text:span><text:span text:style-name="Source_20_Text"><text:span text:style-name="T24">y</text:span></text:span><text:span text:style-name="Source_20_Text"><text:span text:style-name="T23"> <text:s/>nos ha parecido que Jtwitter aun está lejos de ser una opcion viable para una aplicación profesional. Por otra parte javaFX tiene cosas mejorables </text:span></text:span><text:span text:style-name="Source_20_Text"><text:span text:style-name="T24">como el hecho de que la aplicación muchas veces queda bloqueada al cargar la interfaz, pero en general ofrece una forma fácil de crear interfaces para aplicaciones complejas con relativa facilidad. </text:span></text:span></text:p>
      <text:p text:style-name="P10"><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filoX </meta:initial-creator>
    <meta:creation-date>2012-12-16T12:30:19</meta:creation-date>
    <dc:date>2012-12-20T01:28:16</dc:date>
    <meta:editing-duration>PT4H18M54S</meta:editing-duration>
    <meta:editing-cycles>44</meta:editing-cycles>
    <meta:generator>LibreOffice/3.6$Linux_X86_64 LibreOffice_project/360m1$Build-102</meta:generator>
    <dc:creator>XafiloX </dc:creator>
    <meta:document-statistic meta:table-count="0" meta:image-count="0" meta:object-count="0" meta:page-count="8" meta:paragraph-count="153" meta:word-count="3069" meta:character-count="19765" meta:non-whitespace-character-count="16925"/>
  </office:meta>
</office:document-meta>
</file>